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5.858cm"/>
    </style:style>
    <style:style style:name="ro1" style:family="table-row">
      <style:table-row-properties style:row-height="0.566cm" fo:break-before="auto" style:use-optimal-row-height="false"/>
    </style:style>
    <style:style style:name="ro2" style:family="table-row">
      <style:table-row-properties style:row-height="0.74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1.0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295cm" fo:break-before="auto" style:use-optimal-row-height="false"/>
    </style:style>
    <style:style style:name="ro9" style:family="table-row">
      <style:table-row-properties style:row-height="1.231cm" fo:break-before="auto" style:use-optimal-row-height="true"/>
    </style:style>
    <style:style style:name="ro10" style:family="table-row">
      <style:table-row-properties style:row-height="1.402cm" fo:break-before="auto" style:use-optimal-row-height="false"/>
    </style:style>
    <style:style style:name="ro11" style:family="table-row">
      <style:table-row-properties style:row-height="2.6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libri1" fo:font-weight="bold" style:font-weight-asian="bold" style:font-weight-complex="bold"/>
    </style:style>
    <style:style style:name="ce116" style:family="table-cell" style:parent-style-name="Default" style:data-style-name="N99">
      <style:text-properties style:font-name="Calibri1" fo:font-weight="bold" style:font-weight-asian="bold" style:font-weight-complex="bold"/>
    </style:style>
    <style:style style:name="ce16" style:family="table-cell" style:parent-style-name="Default">
      <style:table-cell-properties fo:wrap-option="wrap" fo:padding="0.141cm" style:vertical-align="top"/>
      <style:text-properties fo:color="#000000" style:font-name="Calibri1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4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2.01pt double-thin #000000" style:border-line-width-top="0.018cm 0.035cm 0.018cm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74" style:family="table-cell" style:parent-style-name="Default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style:font-name="Calibri1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9" style:family="table-cell" style:parent-style-name="cat1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cat2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cat3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cat4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cat5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ecb3" style:cell-protect="protected" style:print-content="false" style:text-align-source="fix" style:repeat-content="false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bottom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2.35pt double #000000" style:border-line-width-bottom="0.026cm 0.004cm 0.053cm" fo:background-color="#ffecb3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none" style:vertical-align="middle"/>
      <style:paragraph-properties fo:text-align="center"/>
      <style:text-properties style:text-outline="false" style:text-line-through-style="none" style:text-line-through-type="none" style:font-name="Calibri1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ecb3" fo:border-left="2.35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19" style:family="table-cell" style:parent-style-name="Default">
      <style:table-cell-properties fo:border-bottom="2.35pt double #000000" style:border-line-width-bottom="0.026cm 0.004cm 0.053cm" fo:background-color="#ffecb3" fo:border-left="2.35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92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cat1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cat2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cat3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cat4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cat5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ecb3" fo:border-left="none" fo:border-right="none" fo:border-top="2.35pt double #000000" style:border-line-width-top="0.026cm 0.004cm 0.053cm"/>
      <style:text-properties style:font-name="Calibri1" fo:font-weight="bold" style:font-weight-asian="bold" style:font-weight-complex="bold"/>
    </style:style>
    <style:style style:name="ce31" style:family="table-cell" style:parent-style-name="Default">
      <style:table-cell-properties fo:background-color="#ffecb3"/>
      <style:text-properties style:font-name="Calibri1" fo:font-weight="bold" style:font-weight-asian="bold" style:font-weight-complex="bold"/>
    </style:style>
    <style:style style:name="ce32" style:family="table-cell" style:parent-style-name="Default">
      <style:table-cell-properties fo:background-color="#ffecb3"/>
    </style:style>
    <style:style style:name="ce33" style:family="table-cell" style:parent-style-name="Default">
      <style:table-cell-properties fo:border-bottom="2.35pt double #000000" style:border-line-width-bottom="0.026cm 0.004cm 0.053cm" fo:background-color="#ffecb3" fo:border-left="none" fo:border-right="none" fo:border-top="none"/>
    </style:style>
    <style:style style:name="ce60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weight-asian="bold" style:font-weight-complex="bold"/>
    </style:style>
    <style:style style:name="ce61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</style:style>
    <style:style style:name="ce6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8" style:family="table-cell" style:parent-style-name="Default">
      <style:table-cell-properties fo:border-bottom="2.01pt double-thin #000000" style:border-line-width-bottom="0.018cm 0.035cm 0.018cm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9" style:family="table-cell" style:parent-style-name="userInpu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userInpu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CONTEN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CONTENT">
      <style:table-cell-properties fo:border="0.99pt solid #000000"/>
      <style:text-properties fo:font-weight="bold" style:font-weight-asian="bold" style:font-weight-complex="bold"/>
    </style:style>
    <style:style style:name="ce44" style:family="table-cell" style:parent-style-name="CONTENT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CONTENT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style:font-name="Calibri1" fo:font-weight="bold" style:font-weight-asian="bold" style:font-weight-complex="bold"/>
    </style:style>
    <style:style style:name="ce178" style:family="table-cell" style:parent-style-name="userInpu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userInpu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81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86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89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normal" style:font-size-asian="16pt" style:font-weight-asian="normal" style:font-size-complex="16pt" style:font-weight-complex="normal"/>
    </style:style>
    <style:style style:name="ce186" style:family="table-cell" style:parent-style-name="EcartTyp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-2" style:apply-style-name="ECmoins2" style:base-cell-address="'Fiche patient'.E5"/>
      <style:map style:condition="cell-content()=-1" style:apply-style-name="ECmoins1" style:base-cell-address="'Fiche patient'.E5"/>
      <style:map style:condition="cell-content()=0" style:apply-style-name="ECMoy" style:base-cell-address="'Fiche patient'.E5"/>
      <style:map style:condition="cell-content()=1" style:apply-style-name="ECplus1" style:base-cell-address="'Fiche patient'.E5"/>
      <style:map style:condition="cell-content()=2" style:apply-style-name="ECplus2" style:base-cell-address="'Fiche patient'.E5"/>
    </style:style>
    <style:style style:name="ce18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start" fo:margin-left="0cm"/>
      <style:text-properties style:font-name="Calibri1" fo:font-weight="bold" style:font-weight-asian="bold" style:font-weight-complex="bold"/>
    </style:style>
    <style:style style:name="ce58" style:family="table-cell" style:parent-style-name="Default">
      <style:table-cell-properties fo:border-bottom="0.99pt solid #000000" fo:background-color="#e0e0e0" fo:border-left="0.99pt solid #000000" fo:border-right="2.01pt double-thin #000000" style:border-line-width-right="0.018cm 0.035cm 0.018cm" fo:border-top="0.99pt solid #000000"/>
      <style:text-properties fo:font-size="14pt" style:font-size-asian="14pt" style:font-size-complex="14pt"/>
    </style:style>
    <style:style style:name="ce190" style:family="table-cell" style:parent-style-name="cat2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Fiche patient'.F7"/>
      <style:map style:condition="cell-content()=1" style:apply-style-name="cat1" style:base-cell-address="'Fiche patient'.F7"/>
      <style:map style:condition="cell-content()=2" style:apply-style-name="cat2" style:base-cell-address="'Fiche patient'.F7"/>
      <style:map style:condition="cell-content()=3" style:apply-style-name="cat3" style:base-cell-address="'Fiche patient'.F7"/>
      <style:map style:condition="cell-content()=4" style:apply-style-name="cat4" style:base-cell-address="'Fiche patient'.F7"/>
      <style:map style:condition="cell-content()=5" style:apply-style-name="cat5" style:base-cell-address="'Fiche patient'.F7"/>
      <style:map style:condition="cell-content()=6" style:apply-style-name="BAD" style:base-cell-address="'Fiche patient'.F7"/>
    </style:style>
    <style:style style:name="ce191" style:family="table-cell" style:parent-style-name="CONTENT">
      <style:table-cell-properties fo:border-bottom="0.99pt solid #000000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192" style:family="table-cell" style:parent-style-name="CONTENT">
      <style:table-cell-properties fo:border-bottom="2.01pt double-thin #000000" style:border-line-width-bottom="0.018cm 0.035cm 0.018cm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2.35pt double #000000" style:border-line-width-top="0.026cm 0.004cm 0.053cm"/>
      <style:text-properties style:font-name="Calibri1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  <style:text-properties style:font-name="Calibri1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</style:style>
    <style:style style:name="ce67" style:family="table-cell" style:parent-style-name="Default">
      <style:table-cell-properties fo:border-bottom="2.35pt double #000000" style:border-line-width-bottom="0.026cm 0.004cm 0.053cm" fo:background-color="#ffecb3" fo:border-left="none" fo:border-right="2.35pt double #000000" style:border-line-width-right="0.026cm 0.004cm 0.053cm" fo:border-top="none"/>
    </style:style>
    <style:style style:name="ce193" style:family="table-cell" style:parent-style-name="class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&quot;1 / 2&quot;" style:apply-style-name="classe1" style:base-cell-address="'Fiche patient'.F24"/>
      <style:map style:condition="cell-content()=&quot;1 / 3&quot;" style:apply-style-name="classe1" style:base-cell-address="'Fiche patient'.F24"/>
      <style:map style:condition="cell-content()=&quot;1 / 4&quot;" style:apply-style-name="classe1" style:base-cell-address="'Fiche patient'.F24"/>
      <style:map style:condition="cell-content()=&quot;1 / 5&quot;" style:apply-style-name="classe1" style:base-cell-address="'Fiche patient'.F24"/>
      <style:map style:condition="cell-content()=&quot;2 / 2&quot;" style:apply-style-name="classe5" style:base-cell-address="'Fiche patient'.F24"/>
      <style:map style:condition="cell-content()=&quot;2 / 3&quot;" style:apply-style-name="classe3" style:base-cell-address="'Fiche patient'.F24"/>
      <style:map style:condition="cell-content()=&quot;2 / 4&quot;" style:apply-style-name="classe3" style:base-cell-address="'Fiche patient'.F24"/>
      <style:map style:condition="cell-content()=&quot;2 / 5&quot;" style:apply-style-name="classe2" style:base-cell-address="'Fiche patient'.F24"/>
      <style:map style:condition="cell-content()=&quot;3 / 3&quot;" style:apply-style-name="classe5" style:base-cell-address="'Fiche patient'.F24"/>
      <style:map style:condition="cell-content()=&quot;3 / 4&quot;" style:apply-style-name="classe4" style:base-cell-address="'Fiche patient'.F24"/>
      <style:map style:condition="cell-content()=&quot;3 / 5&quot;" style:apply-style-name="classe3" style:base-cell-address="'Fiche patient'.F24"/>
      <style:map style:condition="cell-content()=&quot;4 / 4&quot;" style:apply-style-name="classe5" style:base-cell-address="'Fiche patient'.F24"/>
      <style:map style:condition="cell-content()=&quot;4 / 5&quot;" style:apply-style-name="classe4" style:base-cell-address="'Fiche patient'.F24"/>
      <style:map style:condition="cell-content()=&quot;5 / 5&quot;" style:apply-style-name="classe5" style:base-cell-address="'Fiche patient'.F24"/>
      <style:map style:condition="cell-content()=&quot; - &quot;" style:apply-style-name="classeBAD" style:base-cell-address="'Fiche patient'.F24"/>
    </style:style>
    <style:style style:name="ce195" style:family="table-cell" style:parent-style-name="Default">
      <style:table-cell-properties fo:border="none"/>
      <style:text-properties style:font-name="Calibri1" fo:font-weight="bold" style:font-weight-asian="bold" style:font-weight-complex="bold"/>
    </style:style>
    <style:style style:name="ce196" style:family="table-cell" style:parent-style-name="classes">
      <style:text-properties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19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0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fo:font-weight="bold" style:font-weight-asian="bold" style:font-weight-complex="bold"/>
    </style:style>
    <style:style style:name="ce202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size-asian="16pt" style:font-weight-asian="normal" style:font-size-complex="16pt" style:font-weight-complex="normal"/>
    </style:style>
    <style:style style:name="ce126" style:family="table-cell" style:parent-style-name="Default" style:data-style-name="N0">
      <style:table-cell-properties fo:border="none"/>
      <style:text-properties style:font-name="Calibri1" fo:font-weight="bold" style:font-weight-asian="bold" style:font-weight-complex="bold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6" style:family="table-cell" style:parent-style-name="CONTEN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CONTEN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7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1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style:font-weight-asian="bold" style:font-weight-complex="bold"/>
    </style:style>
    <style:style style:name="ce212" style:family="table-cell" style:parent-style-name="userInpu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4" style:family="table-cell" style:parent-style-name="Default">
      <style:text-properties fo:color="#f5f5f5" style:font-name="Calibri1" fo:font-weight="bold" style:font-weight-asian="bold" style:font-weight-complex="bold"/>
    </style:style>
    <style:style style:name="ce215" style:family="table-cell" style:parent-style-name="DATA">
      <style:table-cell-properties fo:border="0.06pt solid #000000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ce216" style:family="table-cell" style:parent-style-name="DATA" style:data-style-name="N10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ATA" style:data-style-name="N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ATA" style:data-style-name="N10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ATA" style:data-style-name="N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4" style:family="table-cell" style:parent-style-name="DATA" style:data-style-name="N144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6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7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ATA" style:data-style-name="N144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ATA" style:data-style-name="N10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ATA" style:data-style-name="N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5" style:family="table-cell" style:parent-style-name="DATA" style:data-style-name="N145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6" style:family="table-cell" style:parent-style-name="DATA">
      <style:table-cell-properties fo:border="0.06pt solid #000000"/>
    </style:style>
    <style:style style:name="ce123" style:family="table-cell" style:parent-style-name="DATA">
      <style:table-cell-properties fo:background-color="transparent" fo:padding="0.141cm"/>
      <style:text-properties fo:color="#000000" fo:font-size="11pt" style:font-name-asian="HelveticaNeue-Bold" style:font-size-asian="10pt" style:font-name-complex="HelveticaNeue-Bold" style:font-size-complex="10pt"/>
    </style:style>
    <style:style style:name="ce25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7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8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2" style:family="table-cell" style:parent-style-name="DATA">
      <style:text-properties fo:font-size="11pt"/>
    </style:style>
    <style:style style:name="ce13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9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1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2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3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7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8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ATA" style:data-style-name="N144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6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ATA" style:data-style-name="N144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7" style:family="table-cell" style:parent-style-name="DATA"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9" style:family="table-cell" style:parent-style-name="DATA" style:data-style-name="N145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0" style:family="table-cell" style:parent-style-name="DATA" style:data-style-name="N0">
      <style:table-cell-properties style:cell-protect="protected" style:print-content="tru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1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2" style:family="table-cell" style:parent-style-name="DATA" style:data-style-name="N145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4" style:family="table-cell" style:parent-style-name="DATA">
      <style:table-cell-properties fo:border="none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T1" style:family="text">
      <style:text-properties fo:color="#000000" style:font-name="HelveticaNeue-Bold" fo:font-size="10pt" style:text-position="0% 100%" style:font-name-asian="HelveticaNeue-Bold" style:font-name-complex="HelveticaNeue-Bold" style:font-size-asian="10pt" style:font-size-complex="10pt"/>
    </style:style>
  </office:automatic-styles>
  <office:body>
    <office:spreadsheet table:structure-protected="true" table:protection-key="/CdJMiLPjtVaszWvkVoZDxvPDHI=" table:protection-key-digest-algorithm="http://www.w3.org/2000/09/xmldsig#sha1">
      <table:calculation-settings table:automatic-find-labels="false" table:use-regular-expressions="false" table:use-wildcards="true"/>
      <table:table table:name="Fiche patient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6" table:number-columns-repeated="13" table:default-cell-style-name="ce1"/>
        <table:table-row table:style-name="ro1">
          <table:table-cell table:number-columns-repeated="7"/>
          <table:table-cell table:style-name="ce197" table:number-columns-repeated="2"/>
          <table:table-cell table:style-name="ce195" table:number-columns-repeated="2"/>
          <table:table-cell table:number-columns-repeated="53"/>
        </table:table-row>
        <table:table-row table:style-name="ro2">
          <table:table-cell table:style-name="ce116" table:number-columns-repeated="2"/>
          <table:table-cell table:style-name="Default" table:number-columns-repeated="4"/>
          <table:table-cell table:style-name="ce195"/>
          <table:table-cell table:style-name="ce197" table:number-columns-repeated="2"/>
          <table:table-cell table:style-name="ce195" table:number-columns-repeated="3"/>
          <table:table-cell table:number-columns-repeated="52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Patient :</text:p>
          </table:table-cell>
          <table:covered-table-cell table:style-name="ce92"/>
          <table:table-cell table:style-name="ce109" table:number-columns-spanned="3" table:number-rows-spanned="1"/>
          <table:covered-table-cell table:style-name="ce182"/>
          <table:covered-table-cell table:style-name="ce188"/>
          <table:table-cell/>
          <table:table-cell table:style-name="ce60" office:value-type="string" calcext:value-type="string" table:number-columns-spanned="4" table:number-rows-spanned="1">
            <text:p>TON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MOT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PRA</text:p>
          </table:table-cell>
          <table:covered-table-cell table:style-name="ce200"/>
          <table:covered-table-cell table:number-columns-repeated="2" table:style-name="ce20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4">
          <table:table-cell/>
          <table:table-cell table:style-name="ce5" office:value-type="string" calcext:value-type="string" table:number-columns-spanned="2" table:number-rows-spanned="3">
            <text:p>Age : </text:p>
          </table:table-cell>
          <table:covered-table-cell table:style-name="ce93"/>
          <table:table-cell table:style-name="ce72"/>
          <table:table-cell table:style-name="ce86" office:value-type="string" calcext:value-type="string" table:number-columns-spanned="2" table:number-rows-spanned="1">
            <text:p><text:s/>Ans</text:p>
          </table:table-cell>
          <table:covered-table-cell table:style-name="ce86"/>
          <table:table-cell/>
          <table:table-cell table:style-name="ce198" office:value-type="string" calcext:value-type="string">
            <text:p>Item</text:p>
          </table:table-cell>
          <table:table-cell table:style-name="ce198" office:value-type="string" calcext:value-type="string">
            <text:p>note</text:p>
          </table:table-cell>
          <table:table-cell table:style-name="ce202" office:value-type="string" calcext:value-type="string">
            <text:p>σ</text:p>
          </table:table-cell>
          <table:table-cell table:style-name="ce19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89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89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covered-table-cell table:style-name="ce73"/>
          <table:covered-table-cell table:style-name="ce46"/>
          <table:table-cell table:style-name="ce72" table:number-columns-spanned="1" table:number-rows-spanned="2"/>
          <table:table-cell table:style-name="ce86" office:value-type="string" calcext:value-type="string" table:number-columns-spanned="2" table:number-rows-spanned="2">
            <text:p><text:s/>Mois</text:p>
          </table:table-cell>
          <table:covered-table-cell table:style-name="ce86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 table:style-name="ce116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covered-table-cell table:style-name="ce74"/>
          <table:covered-table-cell table:style-name="ce23"/>
          <table:covered-table-cell table:style-name="ce111"/>
          <table:covered-table-cell table:style-name="ce53"/>
          <table:covered-table-cell table:style-name="ce58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ce8" office:value-type="string" calcext:value-type="string" table:number-columns-spanned="4" table:number-rows-spanned="1">
            <text:p>Catégories</text:p>
          </table:table-cell>
          <table:covered-table-cell table:style-name="ce46"/>
          <table:covered-table-cell table:number-columns-repeated="2" table:style-name="ce112"/>
          <table:table-cell table:style-name="ce190" table:formula="of:= IF(      [.D4]*12+[.D5] &lt;  48 ; 0 ;  IF(     [.D4]*12+[.D5] &lt;  58 ; 1 ;    IF(    [.D4]*12+[.D5] &lt;  69 ; 2 ;    IF(   [.D4]*12+[.D5] &lt;  79 ; 3 ;     IF(  [.D4]*12+[.D5] &lt;  90 ; 4 ;       IF( [.D4]*12+[.D5] &lt; 101 ; 5 ; 6       )     )    )   )  ) )" office:value-type="float" office:value="0" calcext:value-type="float" table:number-columns-spanned="1" table:number-rows-spanned="6">
            <text:p>0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ce9" office:value-type="string" calcext:value-type="string" table:number-columns-spanned="4" table:number-rows-spanned="1">
            <text:p>1 : <text:s text:c="9"/>4 ans <text:s text:c="29"/>– <text:s text:c="4"/>4 ans et 9 mois</text:p>
          </table:table-cell>
          <table:covered-table-cell table:style-name="ce24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0" office:value-type="string" calcext:value-type="string" table:number-columns-spanned="4" table:number-rows-spanned="1">
            <text:p>2 : <text:s text:c="9"/>4 ans et 10 mois <text:s text:c="4"/>– <text:s text:c="4"/>5 ans et 8 mois</text:p>
          </table:table-cell>
          <table:covered-table-cell table:style-name="ce25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1" office:value-type="string" calcext:value-type="string" table:number-columns-spanned="4" table:number-rows-spanned="1">
            <text:p>3 : <text:s text:c="9"/>5 ans et <text:s/>9 mois <text:s text:c="5"/>– <text:s text:c="4"/>6 ans et 6 mois</text:p>
          </table:table-cell>
          <table:covered-table-cell table:style-name="ce26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2" office:value-type="string" calcext:value-type="string" table:number-columns-spanned="4" table:number-rows-spanned="1">
            <text:p>4 : <text:s text:c="9"/>6 ans et <text:s/>7 mois <text:s text:c="5"/>– <text:s text:c="4"/>7 ans et 5 mois</text:p>
          </table:table-cell>
          <table:covered-table-cell table:style-name="ce27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5 : <text:s text:c="9"/>7 ans et <text:s/>6 mois <text:s text:c="5"/>– <text:s text:c="4"/>8 ans et 5 mois</text:p>
          </table:table-cell>
          <table:covered-table-cell table:style-name="ce28"/>
          <table:covered-table-cell table:number-columns-repeated="2" table:style-name="ce45"/>
          <table:covered-table-cell table:style-name="ce192"/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64" table:number-columns-repeated="4"/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V 0.9</text:p>
          </table:table-cell>
          <table:covered-table-cell table:number-columns-repeated="3" table:style-name="ce30"/>
          <table:covered-table-cell table:style-name="ce62"/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7" table:formula="of:=HYPERLINK( &quot;https://github.com/buckTarle/Cotation_test_NP_MOT&quot; ; &quot;Obtenir code de déverouillage ou mise à jour&quot; )" office:value-type="string" office:string-value="Obtenir code de déverouillage ou mise à jour" calcext:value-type="string" table:number-columns-spanned="5" table:number-rows-spanned="4">
            <text:p>Obtenir code de déverouillage ou mise à jour</text:p>
          </table:table-cell>
          <table:covered-table-cell table:number-columns-repeated="3" table:style-name="ce31"/>
          <table:covered-table-cell table:style-name="ce63"/>
          <table:table-cell table:style-name="ce196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covered-table-cell table:style-name="ce19"/>
          <table:covered-table-cell table:number-columns-repeated="3" table:style-name="ce33"/>
          <table:covered-table-cell table:style-name="ce67"/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6">
          <table:table-cell table:style-name="ce16" table:number-columns-repeated="2"/>
          <table:table-cell table:style-name="ce60" office:value-type="string" calcext:value-type="string" table:number-columns-spanned="4" table:number-rows-spanned="2">
            <text:p>SPA</text:p>
          </table:table-cell>
          <table:covered-table-cell table:number-columns-repeated="3" table:style-name="ce115"/>
          <table:table-cell table:style-name="ce16"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6" calcext:value-type="float">
            <text:p>1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7" calcext:value-type="float">
            <text:p>1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8" calcext:value-type="float">
            <text:p>1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9" calcext:value-type="float">
            <text:p>1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0" calcext:value-type="float">
            <text:p>2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1" calcext:value-type="float">
            <text:p>2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2" calcext:value-type="float">
            <text:p>2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3" calcext:value-type="float">
            <text:p>2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4" calcext:value-type="float">
            <text:p>2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5" calcext:value-type="float">
            <text:p>2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6" calcext:value-type="float">
            <text:p>2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7" calcext:value-type="float">
            <text:p>2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7" calcext:value-type="float">
            <text:p>2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27" calcext:value-type="float">
            <text:p>27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AND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AND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AND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8" calcext:value-type="float">
            <text:p>2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8" calcext:value-type="float">
            <text:p>2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9" calcext:value-type="float">
            <text:p>2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9" calcext:value-type="float">
            <text:p>2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11" office:value-type="string" calcext:value-type="string" table:number-columns-spanned="4" table:number-rows-spanned="2">
            <text:p>GNO</text:p>
          </table:table-cell>
          <table:covered-table-cell table:style-name="ce212"/>
          <table:covered-table-cell table:number-columns-repeated="2" table:style-name="ce213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0" calcext:value-type="float">
            <text:p>3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0" calcext:value-type="float">
            <text:p>3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8" office:value-type="float" office:value="12" calcext:value-type="float">
            <text:p>12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AND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AND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AND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AND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1" calcext:value-type="float">
            <text:p>3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1" calcext:value-type="float">
            <text:p>3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2" calcext:value-type="float">
            <text:p>3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2" calcext:value-type="float">
            <text:p>3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3" calcext:value-type="float">
            <text:p>3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3" calcext:value-type="float">
            <text:p>3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AND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AND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AND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4" table:number-rows-spanned="2">
            <text:p>RYT</text:p>
          </table:table-cell>
          <table:covered-table-cell table:number-columns-repeated="3" table:style-name="ce180"/>
          <table:table-cell/>
          <table:table-cell table:style-name="ce107" office:value-type="float" office:value="34" calcext:value-type="float">
            <text:p>3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4" calcext:value-type="float">
            <text:p>3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AND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AND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AND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35" calcext:value-type="float">
            <text:p>3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5" calcext:value-type="float">
            <text:p>3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AND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AND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AND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81" office:value-type="string" calcext:value-type="string" table:number-columns-spanned="1" table:number-rows-spanned="2">
            <text:p>note</text:p>
          </table:table-cell>
          <table:table-cell table:style-name="ce181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36" calcext:value-type="float">
            <text:p>3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6" calcext:value-type="float">
            <text:p>3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ce107" office:value-type="float" office:value="37" calcext:value-type="float">
            <text:p>3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7" office:value-type="float" office:value="37" calcext:value-type="float">
            <text:p>37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AND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AND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AND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HAB</text:p>
          </table:table-cell>
          <table:covered-table-cell table:number-columns-repeated="3" table:style-name="ce18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8" calcext:value-type="float">
            <text:p>3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85"/>
          <table:table-cell table:style-name="ce208"/>
          <table:table-cell table:style-name="ce177" table:number-columns-repeated="2"/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9" calcext:value-type="float">
            <text:p>3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1" calcext:value-type="float">
            <text:p>4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AND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AND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AND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2" calcext:value-type="float">
            <text:p>4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AND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AND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AND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3" calcext:value-type="float">
            <text:p>4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60" office:value-type="string" calcext:value-type="string" table:number-columns-spanned="4" table:number-rows-spanned="2">
            <text:p>LAT</text:p>
          </table:table-cell>
          <table:covered-table-cell table:number-columns-repeated="3" table:style-name="ce209"/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AND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AND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AND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4" calcext:value-type="float">
            <text:p>4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1"/>
          <table:covered-table-cell table:number-columns-repeated="2" table:style-name="ce184"/>
          <table:table-cell/>
          <table:table-cell table:style-name="ce108" office:value-type="float" office:value="4" calcext:value-type="float">
            <text:p>4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AND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AND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AND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 - " calcext:value-type="string">
            <text:p><text:s/>- <text:s/>/ <text:s/>- 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5" calcext:value-type="float">
            <text:p>4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6" calcext:value-type="float">
            <text:p>4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7" calcext:value-type="float">
            <text:p>4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AND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AND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AND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AND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ATT</text:p>
          </table:table-cell>
          <table:covered-table-cell table:number-columns-repeated="3" table:style-name="ce180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8" calcext:value-type="float">
            <text:p>4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AND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AND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AND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AND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9" calcext:value-type="float">
            <text:p>4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AND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AND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AND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AND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0" calcext:value-type="float">
            <text:p>5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AND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AND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AND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AND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1" calcext:value-type="float">
            <text:p>5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AND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AND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AND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AND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AND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AND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AND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AND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2" calcext:value-type="float">
            <text:p>5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AND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AND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AND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AND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AND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AND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AND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AND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8" office:value-type="float" office:value="16" calcext:value-type="float">
            <text:p>16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AND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AND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AND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AND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53" calcext:value-type="float">
            <text:p>5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AND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AND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AND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AND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AND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AND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AND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AND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8" office:value-type="float" office:value="7" calcext:value-type="float">
            <text:p>7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AND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AND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AND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AND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AND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AND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AND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AND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7">
          <table:table-cell table:number-columns-repeated="2"/>
          <table:table-cell table:style-name="Default" table:number-columns-repeated="4"/>
          <table:table-cell/>
          <table:table-cell table:style-name="ce85"/>
          <table:table-cell table:style-name="ce195"/>
          <table:table-cell table:style-name="ce126"/>
          <table:table-cell table:style-name="ce19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7" table:number-rows-repeated="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7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7">
          <table:table-cell table:number-columns-repeated="17"/>
          <table:table-cell table:style-name="Default" table:number-columns-repeated="4"/>
          <table:table-cell table:style-name="ce214" office:value-type="string" calcext:value-type="string">
            <text:p>BLT</text:p>
          </table:table-cell>
          <table:table-cell table:number-columns-repeated="42"/>
        </table:table-row>
        <table:table-row table:style-name="ro7" table:number-rows-repeated="8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7" table:number-rows-repeated="1048505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Fiche patient'.J5:'Fiche patient'.J57 'Fiche patient'.O5:'Fiche patient'.O41 'Fiche patient'.E24:'Fiche patient'.E35 'Fiche patient'.E42:'Fiche patient'.E57 'Fiche patient'.O51:'Fiche patient'.O57 'Fiche patient'.T5:'Fiche patient'.T31 'Fiche patient'.T37:'Fiche patient'.T39 'Fiche patient'.T45:'Fiche patient'.T48 'Fiche patient'.T55:'Fiche patient'.T57">
            <calcext:condition calcext:apply-style-name="ECbad" calcext:value="is-error" calcext:base-cell-address="'Fiche patient'.E5"/>
            <calcext:condition calcext:apply-style-name="ECmoins2" calcext:value="=-2" calcext:base-cell-address="'Fiche patient'.E5"/>
            <calcext:condition calcext:apply-style-name="ECmoins1" calcext:value="=-1" calcext:base-cell-address="'Fiche patient'.E5"/>
            <calcext:condition calcext:apply-style-name="ECMoy" calcext:value="=0" calcext:base-cell-address="'Fiche patient'.E5"/>
            <calcext:condition calcext:apply-style-name="ECplus1" calcext:value="=1" calcext:base-cell-address="'Fiche patient'.E5"/>
            <calcext:condition calcext:apply-style-name="ECplus2" calcext:value="=2" calcext:base-cell-address="'Fiche patient'.E5"/>
          </calcext:conditional-format>
          <calcext:conditional-format calcext:target-range-address="'Fiche patient'.F7:'Fiche patient'.F7">
            <calcext:condition calcext:apply-style-name="BAD" calcext:value="=0" calcext:base-cell-address="'Fiche patient'.F7"/>
            <calcext:condition calcext:apply-style-name="cat1" calcext:value="=1" calcext:base-cell-address="'Fiche patient'.F7"/>
            <calcext:condition calcext:apply-style-name="cat2" calcext:value="=2" calcext:base-cell-address="'Fiche patient'.F7"/>
            <calcext:condition calcext:apply-style-name="cat3" calcext:value="=3" calcext:base-cell-address="'Fiche patient'.F7"/>
            <calcext:condition calcext:apply-style-name="cat4" calcext:value="=4" calcext:base-cell-address="'Fiche patient'.F7"/>
            <calcext:condition calcext:apply-style-name="cat5" calcext:value="=5" calcext:base-cell-address="'Fiche patient'.F7"/>
            <calcext:condition calcext:apply-style-name="BAD" calcext:value="=6" calcext:base-cell-address="'Fiche patient'.F7"/>
          </calcext:conditional-format>
          <calcext:conditional-format calcext:target-range-address="'Fiche patient'.K5:'Fiche patient'.K57 'Fiche patient'.P5:'Fiche patient'.P41 'Fiche patient'.F24:'Fiche patient'.F35 'Fiche patient'.F42:'Fiche patient'.F57 'Fiche patient'.P51:'Fiche patient'.P57 'Fiche patient'.U5:'Fiche patient'.U31 'Fiche patient'.U37:'Fiche patient'.U39 'Fiche patient'.U45:'Fiche patient'.U48 'Fiche patient'.U55:'Fiche patient'.U57">
            <calcext:condition calcext:apply-style-name="classe1" calcext:value="=&quot;1 / 2&quot;" calcext:base-cell-address="'Fiche patient'.F24"/>
            <calcext:condition calcext:apply-style-name="classe1" calcext:value="=&quot;1 / 3&quot;" calcext:base-cell-address="'Fiche patient'.F24"/>
            <calcext:condition calcext:apply-style-name="classe1" calcext:value="=&quot;1 / 4&quot;" calcext:base-cell-address="'Fiche patient'.F24"/>
            <calcext:condition calcext:apply-style-name="classe1" calcext:value="=&quot;1 / 5&quot;" calcext:base-cell-address="'Fiche patient'.F24"/>
            <calcext:condition calcext:apply-style-name="classe5" calcext:value="=&quot;2 / 2&quot;" calcext:base-cell-address="'Fiche patient'.F24"/>
            <calcext:condition calcext:apply-style-name="classe3" calcext:value="=&quot;2 / 3&quot;" calcext:base-cell-address="'Fiche patient'.F24"/>
            <calcext:condition calcext:apply-style-name="classe3" calcext:value="=&quot;2 / 4&quot;" calcext:base-cell-address="'Fiche patient'.F24"/>
            <calcext:condition calcext:apply-style-name="classe2" calcext:value="=&quot;2 / 5&quot;" calcext:base-cell-address="'Fiche patient'.F24"/>
            <calcext:condition calcext:apply-style-name="classe5" calcext:value="=&quot;3 / 3&quot;" calcext:base-cell-address="'Fiche patient'.F24"/>
            <calcext:condition calcext:apply-style-name="classe4" calcext:value="=&quot;3 / 4&quot;" calcext:base-cell-address="'Fiche patient'.F24"/>
            <calcext:condition calcext:apply-style-name="classe3" calcext:value="=&quot;3 / 5&quot;" calcext:base-cell-address="'Fiche patient'.F24"/>
            <calcext:condition calcext:apply-style-name="classe5" calcext:value="=&quot;4 / 4&quot;" calcext:base-cell-address="'Fiche patient'.F24"/>
            <calcext:condition calcext:apply-style-name="classe4" calcext:value="=&quot;4 / 5&quot;" calcext:base-cell-address="'Fiche patient'.F24"/>
            <calcext:condition calcext:apply-style-name="classe5" calcext:value="=&quot;5 / 5&quot;" calcext:base-cell-address="'Fiche patient'.F24"/>
            <calcext:condition calcext:apply-style-name="classeBAD" calcext:value="=&quot; - &quot;" calcext:base-cell-address="'Fiche patient'.F24"/>
          </calcext:conditional-format>
        </calcext:conditional-formats>
      </table:table>
      <table:table table:name="TON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7" table:default-cell-style-name="DATA"/>
        <table:table-column table:style-name="co8" table:number-columns-repeated="6" table:default-cell-style-name="DATA"/>
        <table:table-column table:style-name="co6" table:number-columns-repeated="57" table:default-cell-style-name="DATA"/>
        <table:table-row table:style-name="ro8">
          <table:table-cell table:style-name="ce215" office:value-type="string" calcext:value-type="string">
            <text:p><text:span text:style-name="T1">TONU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 : Valeur angulaire du ballant du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6" office:value-type="float" office:value="0.27" calcext:value-type="float">
            <text:p>0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 : Valeur angulaire du ballon du poignet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52" calcext:value-type="float">
            <text:p>0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 : Résistance du ballant entre poignet droi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8" calcext:value-type="float">
            <text:p>0,28</text:p>
          </table:table-cell>
          <table:table-cell table:number-columns-repeated="2" table:style-name="ce220" office:value-type="float" office:value="0.39" calcext:value-type="float">
            <text:p>0,39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number-columns-repeated="2" table:style-name="ce220" office:value-type="float" office:value="0.42" calcext:value-type="float">
            <text:p>0,4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5" calcext:value-type="float">
            <text:p>0,25</text:p>
          </table:table-cell>
          <table:table-cell table:number-columns-repeated="2" table:style-name="ce220" office:value-type="float" office:value="0.03" calcext:value-type="float">
            <text:p>0,03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 : Valeur angulaire du ballant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 : Valeur angulaire du ballant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6 : Résistance du ballant entre pied gauche et pied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7 : valeur angulaire de l’extensibilité épaule droit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8 : valeur angulaire de l’extensibilité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9 : Résistance d’extensibilité entre épaule droite et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0.82" calcext:value-type="float">
            <text:p>0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4" calcext:value-type="float">
            <text:p>0,4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05" calcext:value-type="float">
            <text:p>0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0 : Valeur angulaire de l’extensibilité poignet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63" calcext:value-type="float">
            <text:p>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1 : valeur angulaire de l’extensibilité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1.47" calcext:value-type="float">
            <text:p>1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6" office:value-type="float" office:value="1.15" calcext:value-type="float">
            <text:p>1,1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2 : résistance d’extensibilité entre poigne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37" calcext:value-type="float">
            <text:p>0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2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3 : valeur angulaire de l’extensibilité des angles poplité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3.71" calcext:value-type="float">
            <text:p>3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92" calcext:value-type="float">
            <text:p>3,92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2.38" calcext:value-type="float">
            <text:p>2,38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6" office:value-type="float" office:value="2.29" calcext:value-type="float">
            <text:p>2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4 : valeur angulaire de l’extensibilité de l’angle des adducteur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5" calcext:value-type="float">
            <text:p>0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5 : valeur angulaire de l’extensibilité de l’angle talon-oreill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2" table:style-name="ce220" office:value-type="float" office:value="1.3" calcext:value-type="float">
            <text:p>1,3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6 : valeur angulaire de la flexion dorsale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7 : valeur angulaire de la flexion dorsale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63" calcext:value-type="float">
            <text:p>0,63</text:p>
          </table:table-cell>
          <table:table-cell table:number-columns-repeated="2" table:style-name="ce220" office:value-type="float" office:value="0.65" calcext:value-type="float">
            <text:p>0,65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8 : valeur angulaire de la flexion dorsale pied gauche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7" calcext:value-type="float">
            <text:p>1,77</text:p>
          </table:table-cell>
          <table:table-cell table:number-columns-repeated="2"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number-columns-repeated="2"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5" calcext:value-type="float">
            <text:p>1,35</text:p>
          </table:table-cell>
          <table:table-cell table:number-columns-repeated="2"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93" calcext:value-type="float">
            <text:p>0,93</text:p>
          </table:table-cell>
          <table:table-cell table:number-columns-repeated="2" table:style-name="ce220" office:value-type="float" office:value="1.35" calcext:value-type="float">
            <text:p>1,3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9 : valeur angulaire de la flexion dorsale pied gauche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20" office:value-type="float" office:value="1.1" calcext:value-type="float">
            <text:p>1,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6" calcext:value-type="float">
            <text:p>0,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1.01" calcext:value-type="float">
            <text:p>1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0 : Résistance de la flexion dorsale entre pied gauche et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1 : Résistance de la flexion dorsale entre pied gauche et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09" calcext:value-type="float">
            <text:p>0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2 : latéralité tonique des membres supérieurs (résistance ballant poignet + extensibilité poignet + extensibilité épaul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4" calcext:value-type="float">
            <text:p>2,5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6" office:value-type="float" office:value="1.19" calcext:value-type="float">
            <text:p>1,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0.21" calcext:value-type="float">
            <text:p>0,2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15" calcext:value-type="float">
            <text:p>0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3 : latéralité tonique des membres inférieurs (résistance ballant pied + extensibilité pied jambe fléchie + épreuve du tonus d’attitud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91" calcext:value-type="float">
            <text:p>2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99" calcext:value-type="float">
            <text:p>1,9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14" calcext:value-type="float">
            <text:p>0,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4 : extensibilité du tronc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6" office:value-type="float" office:value="3.94" calcext:value-type="float">
            <text:p>3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2" calcext:value-type="float">
            <text:p>3,62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6" office:value-type="float" office:value="3.54" calcext:value-type="float">
            <text:p>3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5" calcext:value-type="float">
            <text:p>3,15</text:p>
          </table:table-cell>
          <table:table-cell table:style-name="ce220" office:value-type="float" office:value="3.09" calcext:value-type="float">
            <text:p>3,09</text:p>
          </table:table-cell>
          <table:table-cell table:style-name="ce226" office:value-type="float" office:value="3.15" calcext:value-type="float">
            <text:p>3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66" calcext:value-type="float">
            <text:p>3,66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6" office:value-type="float" office:value="2.75" calcext:value-type="float">
            <text:p>2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1.97" calcext:value-type="float">
            <text:p>1,97</text:p>
          </table:table-cell>
          <table:table-cell table:number-columns-repeated="2" table:style-name="ce220" office:value-type="float" office:value="2.2" calcext:value-type="float">
            <text:p>2,2</text:p>
          </table:table-cell>
          <table:table-cell table:style-name="ce226" office:value-type="float" office:value="2.35" calcext:value-type="float">
            <text:p>2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5 : détente musculaire des bra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5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6 : Détente musculaire des jambe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1.18" calcext:value-type="float">
            <text:p>1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7 : mobilisation passive (bras et jamb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55" calcext:value-type="float">
            <text:p>3,5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.92" calcext:value-type="float">
            <text:p>3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5" calcext:value-type="float">
            <text:p>2,85</text:p>
          </table:table-cell>
          <table:table-cell table:number-columns-repeated="2" table:style-name="ce220" office:value-type="float" office:value="2.71" calcext:value-type="float">
            <text:p>2,71</text:p>
          </table:table-cell>
          <table:table-cell table:style-name="ce226" office:value-type="float" office:value="2.71" calcext:value-type="float">
            <text:p>2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3" calcext:value-type="float">
            <text:p>0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8 : Poussée en avan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7" calcext:value-type="float">
            <text:p>1,7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9 : Poussée du côté droi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8" calcext:value-type="float">
            <text:p>0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0 : Poussée du côté gauch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55" calcext:value-type="float">
            <text:p>1,5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1.02" calcext:value-type="float">
            <text:p>1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0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1 : poussée en arrièr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4" calcext:value-type="float">
            <text:p>1,4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2 : tonus de soutien (assis) (les 4 poussé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38" calcext:value-type="float">
            <text:p>7,3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35" calcext:value-type="float">
            <text:p>6,35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7.03" calcext:value-type="float">
            <text:p>7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32" calcext:value-type="float">
            <text:p>5,32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7" calcext:value-type="float">
            <text:p>5,7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6" office:value-type="float" office:value="5.9" calcext:value-type="float">
            <text:p>5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4.61" calcext:value-type="float">
            <text:p>4,61</text:p>
          </table:table-cell>
          <table:table-cell table:style-name="ce220" office:value-type="float" office:value="4.56" calcext:value-type="float">
            <text:p>4,56</text:p>
          </table:table-cell>
          <table:table-cell table:style-name="ce220" office:value-type="float" office:value="4.9" calcext:value-type="float">
            <text:p>4,9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3 : Epreuve de la poussée faible (jambe de soutien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9" calcext:value-type="float">
            <text:p>0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4 : Réflexe rotulien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5 : Réflexe rotulie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78" calcext:value-type="float">
            <text:p>0,7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6 : Réflexes rotuliens (jambe droite et jambe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8" calcext:value-type="float">
            <text:p>3,78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3.96" calcext:value-type="float">
            <text:p>3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3" calcext:value-type="float">
            <text:p>2,93</text:p>
          </table:table-cell>
          <table:table-cell table:style-name="ce226" office:value-type="float" office:value="3.93" calcext:value-type="float">
            <text:p>3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3.9" calcext:value-type="float">
            <text:p>3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7 : Qualité du mouvement à l’épreuve de prono-supination unilatérale de la main (main droit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number-columns-repeated="2" table:style-name="ce220" office:value-type="float" office:value="1.72" calcext:value-type="float">
            <text:p>1,72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8 : Qualité du mouvement à l’épreuve de prono-supination unilatérale de la main (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9 : Qualité du mouvement à l’épreuve de prono-supination unilatérale de la main (main droite et 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29" calcext:value-type="float">
            <text:p>4,29</text:p>
          </table:table-cell>
          <table:table-cell table:number-columns-repeated="2" table:style-name="ce220" office:value-type="float" office:value="4.31" calcext:value-type="float">
            <text:p>4,31</text:p>
          </table:table-cell>
          <table:table-cell table:style-name="ce226" office:value-type="float" office:value="4.26" calcext:value-type="float">
            <text:p>4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6" office:value-type="float" office:value="3.56" calcext:value-type="float">
            <text:p>3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3.21" calcext:value-type="float">
            <text:p>3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0 : syncinésies lors de l’épreuve de prono-supination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29" calcext:value-type="float">
            <text:p>11,29</text:p>
          </table:table-cell>
          <table:table-cell table:style-name="ce220" office:value-type="float" office:value="11.56" calcext:value-type="float">
            <text:p>11,5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10.03" calcext:value-type="float">
            <text:p>10,03</text:p>
          </table:table-cell>
          <table:table-cell table:style-name="ce220" office:value-type="float" office:value="10.64" calcext:value-type="float">
            <text:p>10,64</text:p>
          </table:table-cell>
          <table:table-cell table:style-name="ce220" office:value-type="float" office:value="10.45" calcext:value-type="float">
            <text:p>10,45</text:p>
          </table:table-cell>
          <table:table-cell table:style-name="ce226" office:value-type="float" office:value="10.63" calcext:value-type="float">
            <text:p>1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52" calcext:value-type="float">
            <text:p>8,52</text:p>
          </table:table-cell>
          <table:table-cell table:style-name="ce220" office:value-type="float" office:value="8.49" calcext:value-type="float">
            <text:p>8,49</text:p>
          </table:table-cell>
          <table:table-cell table:style-name="ce220" office:value-type="float" office:value="8.76" calcext:value-type="float">
            <text:p>8,76</text:p>
          </table:table-cell>
          <table:table-cell table:style-name="ce220" office:value-type="float" office:value="8.82" calcext:value-type="float">
            <text:p>8,82</text:p>
          </table:table-cell>
          <table:table-cell table:style-name="ce226" office:value-type="float" office:value="8.76" calcext:value-type="float">
            <text:p>8,7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4" calcext:value-type="float">
            <text:p>7,14</text:p>
          </table:table-cell>
          <table:table-cell table:style-name="ce220" office:value-type="float" office:value="6.96" calcext:value-type="float">
            <text:p>6,96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7.19" calcext:value-type="float">
            <text:p>7,19</text:p>
          </table:table-cell>
          <table:table-cell table:style-name="ce226" office:value-type="float" office:value="6.89" calcext:value-type="float">
            <text:p>6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42" calcext:value-type="float">
            <text:p>5,42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5.56" calcext:value-type="float">
            <text:p>5,56</text:p>
          </table:table-cell>
          <table:table-cell table:style-name="ce226" office:value-type="float" office:value="5.02" calcext:value-type="float">
            <text:p>5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8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0—1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2" calcext:value-type="float">
            <text:p>12</text:p>
          </table:table-cell>
          <table:table-cell table:style-name="ce226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12" calcext:value-type="float">
            <text:p>1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1 : syncinésies lors de l’épreuve de prono-supination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7" calcext:value-type="float">
            <text:p>9,7</text:p>
          </table:table-cell>
          <table:table-cell table:style-name="ce220" office:value-type="float" office:value="10.26" calcext:value-type="float">
            <text:p>10,26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0" office:value-type="float" office:value="9.98" calcext:value-type="float">
            <text:p>9,98</text:p>
          </table:table-cell>
          <table:table-cell table:style-name="ce226" office:value-type="float" office:value="10.39" calcext:value-type="float">
            <text:p>1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41" calcext:value-type="float">
            <text:p>8,41</text:p>
          </table:table-cell>
          <table:table-cell table:style-name="ce220" office:value-type="float" office:value="8.59" calcext:value-type="float">
            <text:p>8,59</text:p>
          </table:table-cell>
          <table:table-cell table:style-name="ce220" office:value-type="float" office:value="8.36" calcext:value-type="float">
            <text:p>8,36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6" office:value-type="float" office:value="8.52" calcext:value-type="float">
            <text:p>8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48" calcext:value-type="float">
            <text:p>6,48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6" office:value-type="float" office:value="6.65" calcext:value-type="float">
            <text:p>6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82" calcext:value-type="float">
            <text:p>5,82</text:p>
          </table:table-cell>
          <table:table-cell table:style-name="ce220" office:value-type="float" office:value="5.23" calcext:value-type="float">
            <text:p>5,23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5.35" calcext:value-type="float">
            <text:p>5,35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3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number-columns-repeated="3" table:style-name="ce220" office:value-type="float" office:value="7" calcext:value-type="float">
            <text:p>7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8—0</text:p>
          </table:table-cell>
          <table:table-cell table:number-columns-repeated="2" table:style-name="ce224" office:value-type="string" calcext:value-type="string">
            <text:p>8—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2 : syncinési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28" calcext:value-type="float">
            <text:p>22,28</text:p>
          </table:table-cell>
          <table:table-cell table:style-name="ce220" office:value-type="float" office:value="22.9" calcext:value-type="float">
            <text:p>22,9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2.87" calcext:value-type="float">
            <text:p>22,8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9.5" calcext:value-type="float">
            <text:p>19,5</text:p>
          </table:table-cell>
          <table:table-cell table:style-name="ce220" office:value-type="float" office:value="19.99" calcext:value-type="float">
            <text:p>19,99</text:p>
          </table:table-cell>
          <table:table-cell table:style-name="ce220" office:value-type="float" office:value="20.59" calcext:value-type="float">
            <text:p>20,59</text:p>
          </table:table-cell>
          <table:table-cell table:style-name="ce220" office:value-type="float" office:value="20.06" calcext:value-type="float">
            <text:p>20,06</text:p>
          </table:table-cell>
          <table:table-cell table:style-name="ce226" office:value-type="float" office:value="20.8" calcext:value-type="float">
            <text:p>2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6.92" calcext:value-type="float">
            <text:p>16,92</text:p>
          </table:table-cell>
          <table:table-cell table:style-name="ce220" office:value-type="float" office:value="17.08" calcext:value-type="float">
            <text:p>17,08</text:p>
          </table:table-cell>
          <table:table-cell table:style-name="ce220" office:value-type="float" office:value="17.12" calcext:value-type="float">
            <text:p>17,12</text:p>
          </table:table-cell>
          <table:table-cell table:style-name="ce220" office:value-type="float" office:value="17.25" calcext:value-type="float">
            <text:p>17,25</text:p>
          </table:table-cell>
          <table:table-cell table:style-name="ce226" office:value-type="float" office:value="17.27" calcext:value-type="float">
            <text:p>17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6" office:value-type="float" office:value="3.53" calcext:value-type="float">
            <text:p>3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4.34" calcext:value-type="float">
            <text:p>14,34</text:p>
          </table:table-cell>
          <table:table-cell table:style-name="ce220" office:value-type="float" office:value="14.17" calcext:value-type="float">
            <text:p>14,17</text:p>
          </table:table-cell>
          <table:table-cell table:style-name="ce220" office:value-type="float" office:value="13.65" calcext:value-type="float">
            <text:p>13,65</text:p>
          </table:table-cell>
          <table:table-cell table:style-name="ce220" office:value-type="float" office:value="14.44" calcext:value-type="float">
            <text:p>14,44</text:p>
          </table:table-cell>
          <table:table-cell table:style-name="ce226" office:value-type="float" office:value="13.75" calcext:value-type="float">
            <text:p>13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1.76" calcext:value-type="float">
            <text:p>11,76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0.18" calcext:value-type="float">
            <text:p>10,18</text:p>
          </table:table-cell>
          <table:table-cell table:style-name="ce220" office:value-type="float" office:value="11.63" calcext:value-type="float">
            <text:p>11,63</text:p>
          </table:table-cell>
          <table:table-cell table:style-name="ce226" office:value-type="float" office:value="10.22" calcext:value-type="float">
            <text:p>10,2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16—18</text:p>
          </table:table-cell>
          <table:table-cell table:style-name="ce225" office:value-type="string" calcext:value-type="string">
            <text:p>16—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9—21</text:p>
          </table:table-cell>
          <table:table-cell table:style-name="ce225" office:value-type="string" calcext:value-type="string">
            <text:p>19—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2—24</text:p>
          </table:table-cell>
          <table:table-cell table:style-name="ce228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3 : syncinésies homolatérales lors de l’épreuve de prono-supination pour les deux mains réunie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7.79" calcext:value-type="float">
            <text:p>7,7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0" office:value-type="float" office:value="5.72" calcext:value-type="float">
            <text:p>5,72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37" calcext:value-type="float">
            <text:p>7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5.22" calcext:value-type="float">
            <text:p>5,22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6" office:value-type="float" office:value="5.83" calcext:value-type="float">
            <text:p>5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6" office:value-type="float" office:value="4.29" calcext:value-type="float">
            <text:p>4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4 : syncinésies controlatér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47" calcext:value-type="float">
            <text:p>7,4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7.79" calcext:value-type="float">
            <text:p>7,79</text:p>
          </table:table-cell>
          <table:table-cell table:style-name="ce226" office:value-type="float" office:value="7.77" calcext:value-type="float">
            <text:p>7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6.18" calcext:value-type="float">
            <text:p>6,18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3.26" calcext:value-type="float">
            <text:p>3,26</text:p>
          </table:table-cell>
          <table:table-cell table:style-name="ce226" office:value-type="float" office:value="3.13" calcext:value-type="float">
            <text:p>3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0.62" calcext:value-type="float">
            <text:p>0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4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2—4</text:p>
          </table:table-cell>
          <table:table-cell table:style-name="ce230" office:value-type="string" calcext:value-type="string">
            <text:p>1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5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5 : syncinésies bucco-faci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2" calcext:value-type="float">
            <text:p>7,9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77" calcext:value-type="float">
            <text:p>6,77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6" office:value-type="float" office:value="6.77" calcext:value-type="float">
            <text:p>6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0" office:value-type="float" office:value="5.03" calcext:value-type="float">
            <text:p>5,03</text:p>
          </table:table-cell>
          <table:table-cell table:style-name="ce226" office:value-type="float" office:value="4.72" calcext:value-type="float">
            <text:p>4,7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61" calcext:value-type="float">
            <text:p>3,61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6" office:value-type="float" office:value="2.67" calcext:value-type="float">
            <text:p>2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6 : Qualité du mouvement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99" calcext:value-type="float">
            <text:p>1,99</text:p>
          </table:table-cell>
          <table:table-cell table:number-columns-repeated="2"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72" calcext:value-type="float">
            <text:p>1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7 : Syncinésies bucco-faciales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92" calcext:value-type="float">
            <text:p>3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2.79" calcext:value-type="float">
            <text:p>2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0.99" calcext:value-type="float">
            <text:p>0,9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8 : Qualité du mouvement lors de l’épreuve d’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9 : Syncinésies (D+G) lors de l’épreuve 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7.88" calcext:value-type="float">
            <text:p>7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02" calcext:value-type="float">
            <text:p>7,02</text:p>
          </table:table-cell>
          <table:table-cell table:style-name="ce220" office:value-type="float" office:value="6.06" calcext:value-type="float">
            <text:p>6,06</text:p>
          </table:table-cell>
          <table:table-cell table:style-name="ce220" office:value-type="float" office:value="6.4" calcext:value-type="float">
            <text:p>6,4</text:p>
          </table:table-cell>
          <table:table-cell table:style-name="ce226" office:value-type="float" office:value="5.57" calcext:value-type="float">
            <text:p>5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32" calcext:value-type="float">
            <text:p>1,32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29" calcext:value-type="float">
            <text:p>6,29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0" office:value-type="float" office:value="4.37" calcext:value-type="float">
            <text:p>4,37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6" office:value-type="float" office:value="0.93" calcext:value-type="float">
            <text:p>0,9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7" calcext:value-type="float">
            <text:p>7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4—6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6—7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0 : Syncinésies sur les trois épreuves (pronosupination et ouverture-fermeture des mains et ouverture et fermeture de la bouch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3.54" calcext:value-type="float">
            <text:p>33,54</text:p>
          </table:table-cell>
          <table:table-cell table:style-name="ce220" office:value-type="float" office:value="35.39" calcext:value-type="float">
            <text:p>35,39</text:p>
          </table:table-cell>
          <table:table-cell table:style-name="ce220" office:value-type="float" office:value="35.84" calcext:value-type="float">
            <text:p>35,84</text:p>
          </table:table-cell>
          <table:table-cell table:style-name="ce220" office:value-type="float" office:value="33.15" calcext:value-type="float">
            <text:p>33,1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0.53" calcext:value-type="float">
            <text:p>30,53</text:p>
          </table:table-cell>
          <table:table-cell table:style-name="ce220" office:value-type="float" office:value="31.31" calcext:value-type="float">
            <text:p>31,31</text:p>
          </table:table-cell>
          <table:table-cell table:style-name="ce220" office:value-type="float" office:value="30.86" calcext:value-type="float">
            <text:p>30,86</text:p>
          </table:table-cell>
          <table:table-cell table:style-name="ce220" office:value-type="float" office:value="29.67" calcext:value-type="float">
            <text:p>29,67</text:p>
          </table:table-cell>
          <table:table-cell table:style-name="ce226" office:value-type="float" office:value="30.83" calcext:value-type="float">
            <text:p>30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7.52" calcext:value-type="float">
            <text:p>27,52</text:p>
          </table:table-cell>
          <table:table-cell table:style-name="ce220" office:value-type="float" office:value="27.22" calcext:value-type="float">
            <text:p>27,22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9" calcext:value-type="float">
            <text:p>26,19</text:p>
          </table:table-cell>
          <table:table-cell table:style-name="ce226" office:value-type="float" office:value="25.63" calcext:value-type="float">
            <text:p>2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3.48" calcext:value-type="float">
            <text:p>3,48</text:p>
          </table:table-cell>
          <table:table-cell table:style-name="ce226" office:value-type="float" office:value="5.2" calcext:value-type="float">
            <text:p>5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4.51" calcext:value-type="float">
            <text:p>24,51</text:p>
          </table:table-cell>
          <table:table-cell table:style-name="ce220" office:value-type="float" office:value="23.13" calcext:value-type="float">
            <text:p>23,13</text:p>
          </table:table-cell>
          <table:table-cell table:style-name="ce220" office:value-type="float" office:value="20.89" calcext:value-type="float">
            <text:p>20,89</text:p>
          </table:table-cell>
          <table:table-cell table:style-name="ce220" office:value-type="float" office:value="22.71" calcext:value-type="float">
            <text:p>22,71</text:p>
          </table:table-cell>
          <table:table-cell table:style-name="ce226" office:value-type="float" office:value="20.43" calcext:value-type="float">
            <text:p>20,4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21.5" calcext:value-type="float">
            <text:p>21,5</text:p>
          </table:table-cell>
          <table:table-cell table:style-name="ce220" office:value-type="float" office:value="19.05" calcext:value-type="float">
            <text:p>19,05</text:p>
          </table:table-cell>
          <table:table-cell table:style-name="ce220" office:value-type="float" office:value="15.91" calcext:value-type="float">
            <text:p>15,91</text:p>
          </table:table-cell>
          <table:table-cell table:style-name="ce220" office:value-type="float" office:value="19.23" calcext:value-type="float">
            <text:p>19,23</text:p>
          </table:table-cell>
          <table:table-cell table:style-name="ce226" office:value-type="float" office:value="15.23" calcext:value-type="float">
            <text:p>15,2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4</text:p>
          </table:table-cell>
          <table:table-cell table:style-name="ce222" office:value-type="string" calcext:value-type="string">
            <text:p>0—23</text:p>
          </table:table-cell>
          <table:table-cell table:style-name="ce222" office:value-type="string" calcext:value-type="string">
            <text:p>0—20</text:p>
          </table:table-cell>
          <table:table-cell table:style-name="ce222" office:value-type="string" calcext:value-type="string">
            <text:p>0—22</text:p>
          </table:table-cell>
          <table:table-cell table:style-name="ce229" office:value-type="string" calcext:value-type="string">
            <text:p>0—2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5" calcext:value-type="float">
            <text:p>25</text:p>
          </table:table-cell>
          <table:table-cell table:style-name="ce218" office:value-type="string" calcext:value-type="string">
            <text:p>24—25</text:p>
          </table:table-cell>
          <table:table-cell table:style-name="ce218" office:value-type="string" calcext:value-type="string">
            <text:p>21—25</text:p>
          </table:table-cell>
          <table:table-cell table:style-name="ce218" office:value-type="string" calcext:value-type="string">
            <text:p>23—25</text:p>
          </table:table-cell>
          <table:table-cell table:style-name="ce225" office:value-type="string" calcext:value-type="string">
            <text:p>23—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26—29</text:p>
          </table:table-cell>
          <table:table-cell table:style-name="ce225" office:value-type="string" calcext:value-type="string">
            <text:p>26—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0—32</text:p>
          </table:table-cell>
          <table:table-cell table:number-columns-repeated="3" table:style-name="ce218" office:value-type="string" calcext:value-type="string">
            <text:p>30—36</text:p>
          </table:table-cell>
          <table:table-cell table:style-name="ce225" office:value-type="string" calcext:value-type="string">
            <text:p>30—3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33—36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1 : Syncinésies bucco-faciales lors de l’épreuve de prono-supination et l’épreuve d’ouverture-fermeture des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1.32" calcext:value-type="float">
            <text:p>11,32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1.85" calcext:value-type="float">
            <text:p>11,85</text:p>
          </table:table-cell>
          <table:table-cell table:style-name="ce220" office:value-type="float" office:value="11.72" calcext:value-type="float">
            <text:p>11,7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9.72" calcext:value-type="float">
            <text:p>9,72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9.26" calcext:value-type="float">
            <text:p>9,26</text:p>
          </table:table-cell>
          <table:table-cell table:style-name="ce220" office:value-type="float" office:value="9.23" calcext:value-type="float">
            <text:p>9,23</text:p>
          </table:table-cell>
          <table:table-cell table:style-name="ce226" office:value-type="float" office:value="9.57" calcext:value-type="float">
            <text:p>9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6" office:value-type="float" office:value="6.31" calcext:value-type="float">
            <text:p>6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6.27" calcext:value-type="float">
            <text:p>6,27</text:p>
          </table:table-cell>
          <table:table-cell table:style-name="ce220" office:value-type="float" office:value="4.08" calcext:value-type="float">
            <text:p>4,08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8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9" calcext:value-type="float">
            <text:p>9</text:p>
          </table:table-cell>
          <table:table-cell table:number-columns-repeated="2"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2 : Syncinésies sur l’hémicorps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7.85" calcext:value-type="float">
            <text:p>7,8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8" calcext:value-type="float">
            <text:p>7,68</text:p>
          </table:table-cell>
          <table:table-cell table:style-name="ce220" office:value-type="float" office:value="7.49" calcext:value-type="float">
            <text:p>7,49</text:p>
          </table:table-cell>
          <table:table-cell table:style-name="ce220" office:value-type="float" office:value="7.67" calcext:value-type="float">
            <text:p>7,67</text:p>
          </table:table-cell>
          <table:table-cell table:style-name="ce220" office:value-type="float" office:value="6.1" calcext:value-type="float">
            <text:p>6,1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4.7" calcext:value-type="float">
            <text:p>4,7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6" office:value-type="float" office:value="4.08" calcext:value-type="float">
            <text:p>4,0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54" calcext:value-type="float">
            <text:p>5,54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03" calcext:value-type="float">
            <text:p>2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02" calcext:value-type="float">
            <text:p>0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3 : Syncinésies sur l’hémicorps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4" calcext:value-type="float">
            <text:p>7,64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6.39" calcext:value-type="float">
            <text:p>6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31" calcext:value-type="float">
            <text:p>5,31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78" calcext:value-type="float">
            <text:p>1,7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07" calcext:value-type="float">
            <text:p>6,07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6" calcext:value-type="float">
            <text:p>3,6</text:p>
          </table:table-cell>
          <table:table-cell table:style-name="ce226" office:value-type="float" office:value="2.84" calcext:value-type="float">
            <text:p>2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06" calcext:value-type="float">
            <text:p>1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6—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30" office:value-type="string" calcext:value-type="string">
            <text:p>6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799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MO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MOTRICITE GENERAL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 : Posture des bras à l’épreuve d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6" office:value-type="float" office:value="2.89" calcext:value-type="float">
            <text:p>2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 : Position des pieds (varus-valgus) à l’épreuve marche spontané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 : Posture des pieds (équin) à l’épreuv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4 : Epreuve marche spontanée (posture des bras, position des pieds et posture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51" calcext:value-type="float">
            <text:p>6,51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35" calcext:value-type="float">
            <text:p>0,35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56" calcext:value-type="float">
            <text:p>6,56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0" office:value-type="float" office:value="5.78" calcext:value-type="float">
            <text:p>5,78</text:p>
          </table:table-cell>
          <table:table-cell table:style-name="ce226" office:value-type="float" office:value="6.37" calcext:value-type="float">
            <text:p>6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6" office:value-type="float" office:value="5.91" calcext:value-type="float">
            <text:p>5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5 : Durée de l’épreuve marche en avant sur un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1.36" calcext:value-type="float">
            <text:p>1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5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6 : Posture des bras et des pieds lors de l’épreuve Marche avant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3" calcext:value-type="float">
            <text:p>2,9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2.21" calcext:value-type="float">
            <text:p>2,21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7 : Epreuve Marche en avant sur une ligne (durée et posture des bras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5.89" calcext:value-type="float">
            <text:p>5,8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92" calcext:value-type="float">
            <text:p>4,9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55" calcext:value-type="float">
            <text:p>5,55</text:p>
          </table:table-cell>
          <table:table-cell table:style-name="ce220" office:value-type="float" office:value="5.58" calcext:value-type="float">
            <text:p>5,58</text:p>
          </table:table-cell>
          <table:table-cell table:style-name="ce226" office:value-type="float" office:value="5.76" calcext:value-type="float">
            <text:p>5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48" calcext:value-type="float">
            <text:p>4,48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6" office:value-type="float" office:value="5.03" calcext:value-type="float">
            <text:p>5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4.31" calcext:value-type="float">
            <text:p>4,3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3.58" calcext:value-type="float">
            <text:p>3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8 : Durée de l’épreuve marche en arrière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42" calcext:value-type="float">
            <text:p>2,4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6" office:value-type="float" office:value="1.52" calcext:value-type="float">
            <text:p>1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62" calcext:value-type="float">
            <text:p>0,62</text:p>
          </table:table-cell>
          <table:table-cell table:number-columns-repeated="2" table:style-name="ce220" office:value-type="float" office:value="0.48" calcext:value-type="float">
            <text:p>0,48</text:p>
          </table:table-cell>
          <table:table-cell table:style-name="ce226" office:value-type="float" office:value="0.62" calcext:value-type="float">
            <text:p>0,6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9 : Postures des bras et des pieds lors de l’épreuve marche en arrière sur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7" calcext:value-type="float">
            <text:p>2,9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à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9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0 : Epreuve marche arrière sur une ligne (durée et posture des bras,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5.45" calcext:value-type="float">
            <text:p>5,4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4.22" calcext:value-type="float">
            <text:p>4,22</text:p>
          </table:table-cell>
          <table:table-cell table:style-name="ce226" office:value-type="float" office:value="4.37" calcext:value-type="float">
            <text:p>4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08" calcext:value-type="float">
            <text:p>1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3.29" calcext:value-type="float">
            <text:p>3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21" calcext:value-type="float">
            <text:p>2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1 : Posture des pied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2 : posture des bra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3 : Epreuve marche sur la pointe des pied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3.84" calcext:value-type="float">
            <text:p>3,8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58" calcext:value-type="float">
            <text:p>3,58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19" calcext:value-type="float">
            <text:p>3,19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4 : Posture des pied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61" calcext:value-type="float">
            <text:p>0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5 : Posture des bra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" calcext:value-type="float">
            <text:p>1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6 : épreuve marche sur les talon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6" office:value-type="float" office:value="3.5" calcext:value-type="float">
            <text:p>3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3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7 : Marche en avant et en arrière sur une ligne, et marche sur la pointe des pieds et marche sur les talon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9.25" calcext:value-type="float">
            <text:p>19,25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9.48" calcext:value-type="float">
            <text:p>19,4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6.89" calcext:value-type="float">
            <text:p>16,89</text:p>
          </table:table-cell>
          <table:table-cell table:style-name="ce220" office:value-type="float" office:value="17.13" calcext:value-type="float">
            <text:p>17,13</text:p>
          </table:table-cell>
          <table:table-cell table:style-name="ce220" office:value-type="float" office:value="17.75" calcext:value-type="float">
            <text:p>17,75</text:p>
          </table:table-cell>
          <table:table-cell table:style-name="ce220" office:value-type="float" office:value="17.74" calcext:value-type="float">
            <text:p>17,74</text:p>
          </table:table-cell>
          <table:table-cell table:style-name="ce226" office:value-type="float" office:value="18.17" calcext:value-type="float">
            <text:p>18,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5.11" calcext:value-type="float">
            <text:p>15,11</text:p>
          </table:table-cell>
          <table:table-cell table:style-name="ce220" office:value-type="float" office:value="15.01" calcext:value-type="float">
            <text:p>15,01</text:p>
          </table:table-cell>
          <table:table-cell table:style-name="ce220" office:value-type="float" office:value="15.66" calcext:value-type="float">
            <text:p>15,66</text:p>
          </table:table-cell>
          <table:table-cell table:style-name="ce220" office:value-type="float" office:value="16" calcext:value-type="float">
            <text:p>16</text:p>
          </table:table-cell>
          <table:table-cell table:style-name="ce226" office:value-type="float" office:value="16.29" calcext:value-type="float">
            <text:p>16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3.33" calcext:value-type="float">
            <text:p>13,33</text:p>
          </table:table-cell>
          <table:table-cell table:style-name="ce220" office:value-type="float" office:value="12.89" calcext:value-type="float">
            <text:p>12,89</text:p>
          </table:table-cell>
          <table:table-cell table:style-name="ce220" office:value-type="float" office:value="13.57" calcext:value-type="float">
            <text:p>13,57</text:p>
          </table:table-cell>
          <table:table-cell table:style-name="ce220" office:value-type="float" office:value="14.26" calcext:value-type="float">
            <text:p>14,26</text:p>
          </table:table-cell>
          <table:table-cell table:style-name="ce226" office:value-type="float" office:value="14.41" calcext:value-type="float">
            <text:p>14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1.55" calcext:value-type="float">
            <text:p>11,55</text:p>
          </table:table-cell>
          <table:table-cell table:style-name="ce220" office:value-type="float" office:value="10.77" calcext:value-type="float">
            <text:p>10,77</text:p>
          </table:table-cell>
          <table:table-cell table:style-name="ce220" office:value-type="float" office:value="11.48" calcext:value-type="float">
            <text:p>11,48</text:p>
          </table:table-cell>
          <table:table-cell table:style-name="ce220" office:value-type="float" office:value="12.52" calcext:value-type="float">
            <text:p>12,52</text:p>
          </table:table-cell>
          <table:table-cell table:style-name="ce226" office:value-type="float" office:value="12.53" calcext:value-type="float">
            <text:p>1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3—14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5—17</text:p>
          </table:table-cell>
          <table:table-cell table:style-name="ce225" office:value-type="string" calcext:value-type="string">
            <text:p>15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26" office:value-type="float" office:value="18" calcext:value-type="float">
            <text:p>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18" office:value-type="string" calcext:value-type="string">
            <text:p>19—20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19—2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19—20</text:p>
          </table:table-cell>
          <table:table-cell table:style-name="ce223" office:value-type="string" calcext:value-type="string">
            <text:p>—</text:p>
          </table:table-cell>
          <table:table-cell table:style-name="ce223" office:value-type="string" calcext:value-type="string">
            <text:p>19—20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8 : Envol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9 : Coordinations des bras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59" calcext:value-type="float">
            <text:p>1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0 : Atterrissage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1 : Epreuve saut d’une hauteur (envol + coordination des bras + atterrissag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59" calcext:value-type="float">
            <text:p>7,59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58" calcext:value-type="float">
            <text:p>7,58</text:p>
          </table:table-cell>
          <table:table-cell table:style-name="ce226" office:value-type="float" office:value="7.89" calcext:value-type="float">
            <text:p>7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81" calcext:value-type="float">
            <text:p>6,81</text:p>
          </table:table-cell>
          <table:table-cell table:style-name="ce220" office:value-type="float" office:value="6.72" calcext:value-type="float">
            <text:p>6,72</text:p>
          </table:table-cell>
          <table:table-cell table:style-name="ce226" office:value-type="float" office:value="7.48" calcext:value-type="float">
            <text:p>7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3" calcext:value-type="float">
            <text:p>6,3</text:p>
          </table:table-cell>
          <table:table-cell table:style-name="ce220" office:value-type="float" office:value="5.89" calcext:value-type="float">
            <text:p>5,89</text:p>
          </table:table-cell>
          <table:table-cell table:style-name="ce220" office:value-type="float" office:value="6.01" calcext:value-type="float">
            <text:p>6,01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6" office:value-type="float" office:value="7.07" calcext:value-type="float">
            <text:p>7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2 : Epreuves équilibre dynamique (coordination des membres inf et sup) + Marche spontanée (3 items) + saut d’une hauteur (3 item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14.5" calcext:value-type="float">
            <text:p>14,5</text:p>
          </table:table-cell>
          <table:table-cell table:style-name="ce220" office:value-type="float" office:value="14.28" calcext:value-type="float">
            <text:p>14,28</text:p>
          </table:table-cell>
          <table:table-cell table:style-name="ce220" office:value-type="float" office:value="14.09" calcext:value-type="float">
            <text:p>14,09</text:p>
          </table:table-cell>
          <table:table-cell table:style-name="ce226" office:value-type="float" office:value="14.72" calcext:value-type="float">
            <text:p>14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02" calcext:value-type="float">
            <text:p>14,02</text:p>
          </table:table-cell>
          <table:table-cell table:style-name="ce220" office:value-type="float" office:value="13.6" calcext:value-type="float">
            <text:p>13,6</text:p>
          </table:table-cell>
          <table:table-cell table:style-name="ce220" office:value-type="float" office:value="13.11" calcext:value-type="float">
            <text:p>13,11</text:p>
          </table:table-cell>
          <table:table-cell table:style-name="ce220" office:value-type="float" office:value="12.93" calcext:value-type="float">
            <text:p>12,93</text:p>
          </table:table-cell>
          <table:table-cell table:style-name="ce226" office:value-type="float" office:value="14.01" calcext:value-type="float">
            <text:p>14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3.54" calcext:value-type="float">
            <text:p>13,54</text:p>
          </table:table-cell>
          <table:table-cell table:style-name="ce220" office:value-type="float" office:value="12.7" calcext:value-type="float">
            <text:p>12,7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20" office:value-type="float" office:value="11.77" calcext:value-type="float">
            <text:p>11,77</text:p>
          </table:table-cell>
          <table:table-cell table:style-name="ce226" office:value-type="float" office:value="13.3" calcext:value-type="float">
            <text:p>13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4</text:p>
          </table:table-cell>
          <table:table-cell table:number-columns-repeated="2"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4" calcext:value-type="float">
            <text:p>14</text:p>
          </table:table-cell>
          <table:table-cell table:style-name="ce218" office:value-type="string" calcext:value-type="string">
            <text:p>13—1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3 : Epreuves équilibre dynamique de marche (épreuve marche spontanée + marche avant/ arrière sur une ligne + pointe des pieds + sur talon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5.65" calcext:value-type="float">
            <text:p>25,65</text:p>
          </table:table-cell>
          <table:table-cell table:style-name="ce220" office:value-type="float" office:value="26.26" calcext:value-type="float">
            <text:p>26,26</text:p>
          </table:table-cell>
          <table:table-cell table:style-name="ce220" office:value-type="float" office:value="26.81" calcext:value-type="float">
            <text:p>26,81</text:p>
          </table:table-cell>
          <table:table-cell table:style-name="ce220" office:value-type="float" office:value="26.01" calcext:value-type="float">
            <text:p>26,0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3.83" calcext:value-type="float">
            <text:p>23,83</text:p>
          </table:table-cell>
          <table:table-cell table:style-name="ce220" office:value-type="float" office:value="24.09" calcext:value-type="float">
            <text:p>24,09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24.26" calcext:value-type="float">
            <text:p>24,26</text:p>
          </table:table-cell>
          <table:table-cell table:style-name="ce226" office:value-type="float" office:value="25.13" calcext:value-type="float">
            <text:p>25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2.01" calcext:value-type="float">
            <text:p>22,01</text:p>
          </table:table-cell>
          <table:table-cell table:style-name="ce220" office:value-type="float" office:value="21.92" calcext:value-type="float">
            <text:p>21,92</text:p>
          </table:table-cell>
          <table:table-cell table:style-name="ce220" office:value-type="float" office:value="22.33" calcext:value-type="float">
            <text:p>22,33</text:p>
          </table:table-cell>
          <table:table-cell table:style-name="ce220" office:value-type="float" office:value="22.51" calcext:value-type="float">
            <text:p>22,51</text:p>
          </table:table-cell>
          <table:table-cell table:style-name="ce226" office:value-type="float" office:value="23.12" calcext:value-type="float">
            <text:p>23,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0.19" calcext:value-type="float">
            <text:p>20,19</text:p>
          </table:table-cell>
          <table:table-cell table:style-name="ce220" office:value-type="float" office:value="19.75" calcext:value-type="float">
            <text:p>19,75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0" office:value-type="float" office:value="20.76" calcext:value-type="float">
            <text:p>20,76</text:p>
          </table:table-cell>
          <table:table-cell table:style-name="ce226" office:value-type="float" office:value="21.11" calcext:value-type="float">
            <text:p>2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8.37" calcext:value-type="float">
            <text:p>18,37</text:p>
          </table:table-cell>
          <table:table-cell table:style-name="ce220" office:value-type="float" office:value="17.58" calcext:value-type="float">
            <text:p>17,58</text:p>
          </table:table-cell>
          <table:table-cell table:style-name="ce220" office:value-type="float" office:value="17.85" calcext:value-type="float">
            <text:p>17,85</text:p>
          </table:table-cell>
          <table:table-cell table:style-name="ce220" office:value-type="float" office:value="19.01" calcext:value-type="float">
            <text:p>19,01</text:p>
          </table:table-cell>
          <table:table-cell table:style-name="ce226" office:value-type="float" office:value="19.1" calcext:value-type="float">
            <text:p>19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3 bis :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1</text:p>
          </table:table-cell>
          <table:table-cell table:style-name="ce222" office:value-type="string" calcext:value-type="string">
            <text:p>0—19</text:p>
          </table:table-cell>
          <table:table-cell table:number-columns-repeated="2" table:style-name="ce222" office:value-type="string" calcext:value-type="string">
            <text:p>0—20</text:p>
          </table:table-cell>
          <table:table-cell table:style-name="ce229" office:value-type="string" calcext:value-type="string">
            <text:p>0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2—23</text:p>
          </table:table-cell>
          <table:table-cell table:style-name="ce218" office:value-type="string" calcext:value-type="string">
            <text:p>20—21</text:p>
          </table:table-cell>
          <table:table-cell table:style-name="ce218" office:value-type="string" calcext:value-type="string">
            <text:p>21—24</text:p>
          </table:table-cell>
          <table:table-cell table:style-name="ce220" office:value-type="float" office:value="21" calcext:value-type="float">
            <text:p>21</text:p>
          </table:table-cell>
          <table:table-cell table:style-name="ce225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4" calcext:value-type="float">
            <text:p>24</text:p>
          </table:table-cell>
          <table:table-cell table:style-name="ce218" office:value-type="string" calcext:value-type="string">
            <text:p>22—24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22—24</text:p>
          </table:table-cell>
          <table:table-cell table:style-name="ce226" office:value-type="float" office:value="25" calcext:value-type="float">
            <text:p>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5" calcext:value-type="float">
            <text:p>25</text:p>
          </table:table-cell>
          <table:table-cell table:style-name="ce225" office:value-type="string" calcext:value-type="string">
            <text:p>26—2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6—27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4 : Posture globale de l’épreuve tenir debout, pieds j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5" calcext:value-type="float">
            <text:p>2,85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95" calcext:value-type="float">
            <text:p>2,95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6" office:value-type="float" office:value="2.47" calcext:value-type="float">
            <text:p>2,4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5 : Durée de l’épreuve tenir debout, pieds p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/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6 : Epreuves équilibre pieds joints (posture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25" calcext:value-type="float">
            <text:p>4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0" office:value-type="float" office:value="4.96" calcext:value-type="float">
            <text:p>4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4.96" calcext:value-type="float">
            <text:p>4,96</text:p>
          </table:table-cell>
          <table:table-cell table:style-name="ce226" office:value-type="float" office:value="4.97" calcext:value-type="float">
            <text:p>4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85" calcext:value-type="float">
            <text:p>3,85</text:p>
          </table:table-cell>
          <table:table-cell table:style-name="ce220" office:value-type="float" office:value="3.75" calcext:value-type="float">
            <text:p>3,75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26" office:value-type="float" office:value="4.71" calcext:value-type="float">
            <text:p>4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71" calcext:value-type="float">
            <text:p>3,71</text:p>
          </table:table-cell>
          <table:table-cell table:style-name="ce220" office:value-type="float" office:value="3.14" calcext:value-type="float">
            <text:p>3,14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6" office:value-type="float" office:value="4.46" calcext:value-type="float">
            <text:p>4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number-columns-repeated="2"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7 : Posture des bras à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4" calcext:value-type="float">
            <text:p>1,8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76" calcext:value-type="float">
            <text:p>1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8 : Posture des bras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2" calcext:value-type="float">
            <text:p>1,2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1.15" calcext:value-type="float">
            <text:p>1,15</text:p>
          </table:table-cell>
          <table:table-cell table:style-name="ce236"/>
          <table:table-cell table:number-columns-repeated="56"/>
        </table:table-row>
        <table:table-row table:style-name="ro7">
          <table:table-cell table:style-name="ce216" office:value-type="string" calcext:value-type="string" table:number-columns-spanned="1" table:number-rows-spanned="5">
            <text:p>MOT 2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9 : Durée de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3" calcext:value-type="float">
            <text:p>1,7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0 : Durée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1 : Epreuve équilibre sur le pied gauche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4.14" calcext:value-type="float">
            <text:p>4,14</text:p>
          </table:table-cell>
          <table:table-cell table:style-name="ce226" office:value-type="float" office:value="4.1" calcext:value-type="float">
            <text:p>4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4" calcext:value-type="float">
            <text:p>3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6" office:value-type="float" office:value="3.38" calcext:value-type="float">
            <text:p>3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3.02" calcext:value-type="float">
            <text:p>3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2 : Epreuve équilibre sur le pied droit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69" calcext:value-type="float">
            <text:p>3,69</text:p>
          </table:table-cell>
          <table:table-cell table:style-name="ce220" office:value-type="float" office:value="3.79" calcext:value-type="float">
            <text:p>3,79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.18" calcext:value-type="float">
            <text:p>4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46" calcext:value-type="float">
            <text:p>3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3.1" calcext:value-type="float">
            <text:p>3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3 : Epreuve équilibre sur un pied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92" calcext:value-type="float">
            <text:p>6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73" calcext:value-type="float">
            <text:p>5,73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82" calcext:value-type="float">
            <text:p>7,8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4" calcext:value-type="float">
            <text:p>4,54</text:p>
          </table:table-cell>
          <table:table-cell table:style-name="ce220" office:value-type="float" office:value="6.05" calcext:value-type="float">
            <text:p>6,05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57" calcext:value-type="float">
            <text:p>7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34" calcext:value-type="float">
            <text:p>3,34</text:p>
          </table:table-cell>
          <table:table-cell table:style-name="ce220" office:value-type="float" office:value="4.8" calcext:value-type="float">
            <text:p>4,8</text:p>
          </table:table-cell>
          <table:table-cell table:style-name="ce220" office:value-type="float" office:value="5.33" calcext:value-type="float">
            <text:p>5,33</text:p>
          </table:table-cell>
          <table:table-cell table:style-name="ce220" office:value-type="float" office:value="6.3" calcext:value-type="float">
            <text:p>6,3</text:p>
          </table:table-cell>
          <table:table-cell table:style-name="ce226" office:value-type="float" office:value="6.85" calcext:value-type="float">
            <text:p>6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5.29" calcext:value-type="float">
            <text:p>5,29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5—7</text:p>
          </table:table-cell>
          <table:table-cell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4 : Posture des bras de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55" calcext:value-type="float">
            <text:p>0,55</text:p>
          </table:table-cell>
          <table:table-cell table:number-columns-repeated="2" table:style-name="ce220" office:value-type="float" office:value="0.71" calcext:value-type="float">
            <text:p>0,7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5 : Durée à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25" calcext:value-type="float">
            <text:p>1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6 : Epreuve équilibre pointe des pieds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81" calcext:value-type="float">
            <text:p>3,8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3.83" calcext:value-type="float">
            <text:p>3,8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9" calcext:value-type="float">
            <text:p>3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51" calcext:value-type="float">
            <text:p>2,51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32" calcext:value-type="float">
            <text:p>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7 : Epreuves équilibre statique (pieds joints + sur un pied +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4.34" calcext:value-type="float">
            <text:p>14,3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2.74" calcext:value-type="float">
            <text:p>12,74</text:p>
          </table:table-cell>
          <table:table-cell table:style-name="ce220" office:value-type="float" office:value="15.63" calcext:value-type="float">
            <text:p>15,63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20" office:value-type="float" office:value="13.58" calcext:value-type="float">
            <text:p>13,58</text:p>
          </table:table-cell>
          <table:table-cell table:style-name="ce220" office:value-type="float" office:value="14.77" calcext:value-type="float">
            <text:p>14,77</text:p>
          </table:table-cell>
          <table:table-cell table:style-name="ce220" office:value-type="float" office:value="15.98" calcext:value-type="float">
            <text:p>15,98</text:p>
          </table:table-cell>
          <table:table-cell table:style-name="ce226" office:value-type="float" office:value="16.33" calcext:value-type="float">
            <text:p>16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9.55" calcext:value-type="float">
            <text:p>9,55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0" office:value-type="float" office:value="12.86" calcext:value-type="float">
            <text:p>12,86</text:p>
          </table:table-cell>
          <table:table-cell table:style-name="ce220" office:value-type="float" office:value="14.64" calcext:value-type="float">
            <text:p>14,64</text:p>
          </table:table-cell>
          <table:table-cell table:style-name="ce226" office:value-type="float" office:value="15.52" calcext:value-type="float">
            <text:p>15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7.96" calcext:value-type="float">
            <text:p>7,96</text:p>
          </table:table-cell>
          <table:table-cell table:style-name="ce220" office:value-type="float" office:value="9.46" calcext:value-type="float">
            <text:p>9,46</text:p>
          </table:table-cell>
          <table:table-cell table:style-name="ce220" office:value-type="float" office:value="10.95" calcext:value-type="float">
            <text:p>10,95</text:p>
          </table:table-cell>
          <table:table-cell table:style-name="ce220" office:value-type="float" office:value="13.3" calcext:value-type="float">
            <text:p>13,3</text:p>
          </table:table-cell>
          <table:table-cell table:style-name="ce226" office:value-type="float" office:value="14.71" calcext:value-type="float">
            <text:p>14,7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11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1</text:p>
          </table:table-cell>
          <table:table-cell table:number-columns-repeated="2" table:style-name="ce235" office:value-type="string" calcext:value-type="string">
            <text:p>1—12</text:p>
          </table:table-cell>
          <table:table-cell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style-name="ce218" office:value-type="string" calcext:value-type="string">
            <text:p>16—17</text:p>
          </table:table-cell>
          <table:table-cell table:style-name="ce225" office:value-type="string" calcext:value-type="string">
            <text:p>16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15—17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16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LA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ce132"/>
        <table:table-column table:style-name="co6" table:number-columns-repeated="57" table:default-cell-style-name="ce132"/>
        <table:table-row table:style-name="ro10">
          <table:table-cell table:style-name="ce123" office:value-type="string" calcext:value-type="string">
            <text:p><text:span text:style-name="T1">LATERALITE</text:span></text:p>
          </table:table-cell>
          <table:table-cell table:style-name="ce123"/>
          <table:table-cell table:style-name="ce123" office:value-type="string" calcext:value-type="string">
            <text:p><text:span text:style-name="T1">GROUPE 1 : 4 ans à 4 ans 9 mois</text:span></text:p>
          </table:table-cell>
          <table:table-cell table:style-name="ce123" office:value-type="string" calcext:value-type="string">
            <text:p><text:span text:style-name="T1">GROUPE 2 : 4 ans 10 mois à 5 ans 8 mois</text:span></text:p>
          </table:table-cell>
          <table:table-cell table:style-name="ce123" office:value-type="string" calcext:value-type="string">
            <text:p><text:span text:style-name="T1">GROUPE 3 : 5 ans 9 mois à 6 ans 6 mois </text:span></text:p>
          </table:table-cell>
          <table:table-cell table:style-name="ce123" office:value-type="string" calcext:value-type="string">
            <text:p><text:span text:style-name="T1">GROUPE 4 : 6 ans 7 mois à 7 ans 5 mois</text:span></text:p>
          </table:table-cell>
          <table:table-cell table:style-name="ce123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1 : Epreuve de latéralité gestuelle spontané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51" calcext:value-type="float">
            <text:p>1,51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41" calcext:value-type="float">
            <text:p>1,41</text:p>
          </table:table-cell>
          <table:table-cell table:style-name="ce165" office:value-type="float" office:value="1.63" calcext:value-type="float">
            <text:p>1,63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3" calcext:value-type="float">
            <text:p>0,63</text:p>
          </table:table-cell>
          <table:table-cell table:style-name="ce147" office:value-type="float" office:value="0.74" calcext:value-type="float">
            <text:p>0,74</text:p>
          </table:table-cell>
          <table:table-cell table:style-name="ce147" office:value-type="float" office:value="0.81" calcext:value-type="float">
            <text:p>0,81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65" office:value-type="float" office:value="0.66" calcext:value-type="float">
            <text:p>0,6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03" calcext:value-type="float">
            <text:p>1,03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47" office:value-type="float" office:value="0.83" calcext:value-type="float">
            <text:p>0,83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65" office:value-type="float" office:value="0.97" calcext:value-type="float">
            <text:p>0,97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41" calcext:value-type="float">
            <text:p>0,41</text:p>
          </table:table-cell>
          <table:table-cell table:style-name="ce148" office:value-type="float" office:value="0.04" calcext:value-type="float">
            <text:p>0,04</text:p>
          </table:table-cell>
          <table:table-cell table:number-columns-repeated="2" table:style-name="ce155" office:value-type="string" calcext:value-type="string">
            <text:p>—</text:p>
          </table:table-cell>
          <table:table-cell table:style-name="ce166" office:value-type="float" office:value="0.31" calcext:value-type="float">
            <text:p>0,31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1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287"/>
          <table:table-cell table:number-columns-repeated="56"/>
        </table:table-row>
        <table:table-row table:style-name="ro5">
          <table:table-cell table:style-name="ce256" office:value-type="string" calcext:value-type="string" table:number-columns-spanned="1" table:number-rows-spanned="6">
            <text:p>LAT 2 : Epreuve de latéralité usuelle manuel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7" calcext:value-type="float">
            <text:p>1,87</text:p>
          </table:table-cell>
          <table:table-cell table:style-name="ce147" office:value-type="float" office:value="1.92" calcext:value-type="float">
            <text:p>1,92</text:p>
          </table:table-cell>
          <table:table-cell table:style-name="ce147" office:value-type="float" office:value="1.96" calcext:value-type="float">
            <text:p>1,96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65" office:value-type="float" office:value="1.86" calcext:value-type="float">
            <text:p>1,8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34" calcext:value-type="float">
            <text:p>0,34</text:p>
          </table:table-cell>
          <table:table-cell table:style-name="ce147" office:value-type="float" office:value="0.27" calcext:value-type="float">
            <text:p>0,27</text:p>
          </table:table-cell>
          <table:table-cell table:style-name="ce147" office:value-type="float" office:value="0.19" calcext:value-type="float">
            <text:p>0,19</text:p>
          </table:table-cell>
          <table:table-cell table:style-name="ce147" office:value-type="float" office:value="0.25" calcext:value-type="float">
            <text:p>0,25</text:p>
          </table:table-cell>
          <table:table-cell table:style-name="ce165" office:value-type="float" office:value="0.36" calcext:value-type="float">
            <text:p>0,3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53" calcext:value-type="float">
            <text:p>1,53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77" calcext:value-type="float">
            <text:p>1,77</text:p>
          </table:table-cell>
          <table:table-cell table:style-name="ce147" office:value-type="float" office:value="1.68" calcext:value-type="float">
            <text:p>1,68</text:p>
          </table:table-cell>
          <table:table-cell table:style-name="ce165" office:value-type="float" office:value="1.5" calcext:value-type="float">
            <text:p>1,5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19" calcext:value-type="float">
            <text:p>1,19</text:p>
          </table:table-cell>
          <table:table-cell table:style-name="ce148" office:value-type="float" office:value="1.39" calcext:value-type="float">
            <text:p>1,39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48" office:value-type="float" office:value="1.43" calcext:value-type="float">
            <text:p>1,43</text:p>
          </table:table-cell>
          <table:table-cell table:style-name="ce166" office:value-type="float" office:value="1.15" calcext:value-type="float">
            <text:p>1,15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2 BIS</text:p>
          </table:table-cell>
          <table:table-cell table:style-name="ce139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—</text:p>
          </table:table-cell>
          <table:table-cell table:number-columns-repeated="2" table:style-name="ce160" office:value-type="string" calcext:value-type="string">
            <text:p>—</text:p>
          </table:table-cell>
          <table:table-cell table:style-name="ce170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0"/>
          <table:table-cell table:style-name="ce140" office:value-type="string" calcext:value-type="string">
            <text:p>2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0"/>
          <table:table-cell table:style-name="ce140" office:value-type="string" calcext:value-type="string">
            <text:p>3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0"/>
          <table:table-cell table:style-name="ce140" office:value-type="string" calcext:value-type="string">
            <text:p>4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1"/>
          <table:table-cell table:style-name="ce141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—</text:p>
          </table:table-cell>
          <table:table-cell table:number-columns-repeated="2" table:style-name="ce162" office:value-type="string" calcext:value-type="string">
            <text:p>—</text:p>
          </table:table-cell>
          <table:table-cell table:style-name="ce172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3 : Epreuve de latéralité usuelle pédestre 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35" calcext:value-type="float">
            <text:p>1,35</text:p>
          </table:table-cell>
          <table:table-cell table:style-name="ce147" office:value-type="float" office:value="1.77" calcext:value-type="float">
            <text:p>1,77</text:p>
          </table:table-cell>
          <table:table-cell table:number-columns-repeated="2" table:style-name="ce147" office:value-type="float" office:value="1.82" calcext:value-type="float">
            <text:p>1,82</text:p>
          </table:table-cell>
          <table:table-cell table:style-name="ce165" office:value-type="float" office:value="1.81" calcext:value-type="float">
            <text:p>1,81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88" calcext:value-type="float">
            <text:p>0,88</text:p>
          </table:table-cell>
          <table:table-cell table:style-name="ce147" office:value-type="float" office:value="0.56" calcext:value-type="float">
            <text:p>0,56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9" calcext:value-type="float">
            <text:p>0,39</text:p>
          </table:table-cell>
          <table:table-cell table:style-name="ce165" office:value-type="float" office:value="0.4" calcext:value-type="float">
            <text:p>0,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0.48" calcext:value-type="float">
            <text:p>0,48</text:p>
          </table:table-cell>
          <table:table-cell table:style-name="ce147" office:value-type="float" office:value="1.21" calcext:value-type="float">
            <text:p>1,21</text:p>
          </table:table-cell>
          <table:table-cell table:style-name="ce147" office:value-type="float" office:value="1.4" calcext:value-type="float">
            <text:p>1,4</text:p>
          </table:table-cell>
          <table:table-cell table:style-name="ce147" office:value-type="float" office:value="1.43" calcext:value-type="float">
            <text:p>1,43</text:p>
          </table:table-cell>
          <table:table-cell table:style-name="ce165" office:value-type="float" office:value="1.41" calcext:value-type="float">
            <text:p>1,41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55" office:value-type="string" calcext:value-type="string">
            <text:p>—</text:p>
          </table:table-cell>
          <table:table-cell table:style-name="ce148" office:value-type="float" office:value="0.64" calcext:value-type="float">
            <text:p>0,64</text:p>
          </table:table-cell>
          <table:table-cell table:style-name="ce148" office:value-type="float" office:value="0.99" calcext:value-type="float">
            <text:p>0,99</text:p>
          </table:table-cell>
          <table:table-cell table:style-name="ce148" office:value-type="float" office:value="1.03" calcext:value-type="float">
            <text:p>1,03</text:p>
          </table:table-cell>
          <table:table-cell table:style-name="ce166" office:value-type="float" office:value="1.01" calcext:value-type="float">
            <text:p>1,01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3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4 : Epreuve de latéralité oculair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74" calcext:value-type="float">
            <text:p>1,74</text:p>
          </table:table-cell>
          <table:table-cell table:style-name="ce147" office:value-type="float" office:value="1.72" calcext:value-type="float">
            <text:p>1,7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47" office:value-type="float" office:value="1.6" calcext:value-type="float">
            <text:p>1,6</text:p>
          </table:table-cell>
          <table:table-cell table:style-name="ce165" office:value-type="float" office:value="1.74" calcext:value-type="float">
            <text:p>1,7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number-columns-repeated="2" table:style-name="ce147" office:value-type="float" office:value="0.45" calcext:value-type="float">
            <text:p>0,45</text:p>
          </table:table-cell>
          <table:table-cell table:style-name="ce147" office:value-type="float" office:value="0.46" calcext:value-type="float">
            <text:p>0,46</text:p>
          </table:table-cell>
          <table:table-cell table:style-name="ce147" office:value-type="float" office:value="0.49" calcext:value-type="float">
            <text:p>0,49</text:p>
          </table:table-cell>
          <table:table-cell table:style-name="ce165" office:value-type="float" office:value="0.44" calcext:value-type="float">
            <text:p>0,4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29" calcext:value-type="float">
            <text:p>1,29</text:p>
          </table:table-cell>
          <table:table-cell table:style-name="ce147" office:value-type="float" office:value="1.26" calcext:value-type="float">
            <text:p>1,26</text:p>
          </table:table-cell>
          <table:table-cell table:style-name="ce147" office:value-type="float" office:value="1.25" calcext:value-type="float">
            <text:p>1,25</text:p>
          </table:table-cell>
          <table:table-cell table:style-name="ce147" office:value-type="float" office:value="1.11" calcext:value-type="float">
            <text:p>1,11</text:p>
          </table:table-cell>
          <table:table-cell table:style-name="ce165" office:value-type="float" office:value="1.3" calcext:value-type="float">
            <text:p>1,3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85" calcext:value-type="float">
            <text:p>0,85</text:p>
          </table:table-cell>
          <table:table-cell table:style-name="ce148" office:value-type="float" office:value="0.81" calcext:value-type="float">
            <text:p>0,81</text:p>
          </table:table-cell>
          <table:table-cell table:style-name="ce148" office:value-type="float" office:value="0.79" calcext:value-type="float">
            <text:p>0,79</text:p>
          </table:table-cell>
          <table:table-cell table:style-name="ce148" office:value-type="float" office:value="0.62" calcext:value-type="float">
            <text:p>0,62</text:p>
          </table:table-cell>
          <table:table-cell table:style-name="ce166" office:value-type="float" office:value="0.86" calcext:value-type="float">
            <text:p>0,86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4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5 : Qualité du geste de l’épreuv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style-name="ce147" office:value-type="float" office:value="10.99" calcext:value-type="float">
            <text:p>10,99</text:p>
          </table:table-cell>
          <table:table-cell table:number-columns-repeated="3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6.89" calcext:value-type="float">
            <text:p>6,89</text:p>
          </table:table-cell>
          <table:table-cell table:style-name="ce147" office:value-type="float" office:value="8.3" calcext:value-type="float">
            <text:p>8,3</text:p>
          </table:table-cell>
          <table:table-cell table:style-name="ce147" office:value-type="float" office:value="8.49" calcext:value-type="float">
            <text:p>8,49</text:p>
          </table:table-cell>
          <table:table-cell table:style-name="ce147" office:value-type="float" office:value="10.19" calcext:value-type="float">
            <text:p>10,19</text:p>
          </table:table-cell>
          <table:table-cell table:style-name="ce165" office:value-type="float" office:value="11.1" calcext:value-type="float">
            <text:p>11,1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4.11" calcext:value-type="float">
            <text:p>4,11</text:p>
          </table:table-cell>
          <table:table-cell table:style-name="ce147" office:value-type="float" office:value="4.98" calcext:value-type="float">
            <text:p>4,98</text:p>
          </table:table-cell>
          <table:table-cell table:style-name="ce147" office:value-type="float" office:value="5.14" calcext:value-type="float">
            <text:p>5,14</text:p>
          </table:table-cell>
          <table:table-cell table:style-name="ce147" office:value-type="float" office:value="4.27" calcext:value-type="float">
            <text:p>4,27</text:p>
          </table:table-cell>
          <table:table-cell table:style-name="ce165" office:value-type="float" office:value="2.84" calcext:value-type="float">
            <text:p>2,8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78" calcext:value-type="float">
            <text:p>2,78</text:p>
          </table:table-cell>
          <table:table-cell table:style-name="ce147" office:value-type="float" office:value="3.32" calcext:value-type="float">
            <text:p>3,32</text:p>
          </table:table-cell>
          <table:table-cell table:style-name="ce147" office:value-type="float" office:value="3.34" calcext:value-type="float">
            <text:p>3,34</text:p>
          </table:table-cell>
          <table:table-cell table:style-name="ce147" office:value-type="float" office:value="5.92" calcext:value-type="float">
            <text:p>5,92</text:p>
          </table:table-cell>
          <table:table-cell table:style-name="ce165" office:value-type="float" office:value="8.29" calcext:value-type="float">
            <text:p>8,29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number-columns-repeated="3" table:style-name="ce155" office:value-type="string" calcext:value-type="string">
            <text:p>—</text:p>
          </table:table-cell>
          <table:table-cell table:style-name="ce148" office:value-type="float" office:value="1.65" calcext:value-type="float">
            <text:p>1,65</text:p>
          </table:table-cell>
          <table:table-cell table:style-name="ce166" office:value-type="float" office:value="5.44" calcext:value-type="float">
            <text:p>5,44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5">
            <text:p>LAT 5 bis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0—2</text:p>
          </table:table-cell>
          <table:table-cell table:number-columns-repeated="2" table:style-name="ce145" office:value-type="string" calcext:value-type="string">
            <text:p>0—3</text:p>
          </table:table-cell>
          <table:table-cell table:style-name="ce145" office:value-type="string" calcext:value-type="string">
            <text:p>0—5</text:p>
          </table:table-cell>
          <table:table-cell table:style-name="ce163" office:value-type="string" calcext:value-type="string">
            <text:p>0—8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43" office:value-type="float" office:value="2" calcext:value-type="float">
            <text:p>2</text:p>
          </table:table-cell>
          <table:table-cell table:style-name="ce156" office:value-type="string" calcext:value-type="string">
            <text:p>3—6</text:p>
          </table:table-cell>
          <table:table-cell table:number-columns-repeated="2" table:style-name="ce156" office:value-type="string" calcext:value-type="string">
            <text:p>4—9</text:p>
          </table:table-cell>
          <table:table-cell table:style-name="ce156" office:value-type="string" calcext:value-type="string">
            <text:p>6—11</text:p>
          </table:table-cell>
          <table:table-cell table:style-name="ce173" office:value-type="string" calcext:value-type="string">
            <text:p>9—11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43" office:value-type="float" office:value="3" calcext:value-type="float">
            <text:p>3</text:p>
          </table:table-cell>
          <table:table-cell table:style-name="ce156" office:value-type="string" calcext:value-type="string">
            <text:p>7—12</text:p>
          </table:table-cell>
          <table:table-cell table:number-columns-repeated="2" table:style-name="ce156" office:value-type="string" calcext:value-type="string">
            <text:p>10—12</text:p>
          </table:table-cell>
          <table:table-cell table:style-name="ce147" office:value-type="float" office:value="12" calcext:value-type="float">
            <text:p>12</text:p>
          </table:table-cell>
          <table:table-cell table:style-name="ce165" office:value-type="float" office:value="12" calcext:value-type="float">
            <text:p>12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43" office:value-type="float" office:value="4" calcext:value-type="float">
            <text:p>4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44" office:value-type="float" office:value="5" calcext:value-type="float">
            <text:p>5</text:p>
          </table:table-cell>
          <table:table-cell table:number-columns-repeated="4" table:style-name="ce155" office:value-type="string" calcext:value-type="string">
            <text:p>—</text:p>
          </table:table-cell>
          <table:table-cell table:style-name="ce176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6 : Epreuve d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5" calcext:value-type="float">
            <text:p>1,85</text:p>
          </table:table-cell>
          <table:table-cell table:style-name="ce147" office:value-type="float" office:value="1.9" calcext:value-type="float">
            <text:p>1,9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47" office:value-type="float" office:value="1.94" calcext:value-type="float">
            <text:p>1,94</text:p>
          </table:table-cell>
          <table:table-cell table:style-name="ce165" office:value-type="float" office:value="1.87" calcext:value-type="float">
            <text:p>1,87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8" calcext:value-type="float">
            <text:p>0,38</text:p>
          </table:table-cell>
          <table:table-cell table:style-name="ce147" office:value-type="float" office:value="0.32" calcext:value-type="float">
            <text:p>0,32</text:p>
          </table:table-cell>
          <table:table-cell table:style-name="ce147" office:value-type="float" office:value="0.23" calcext:value-type="float">
            <text:p>0,23</text:p>
          </table:table-cell>
          <table:table-cell table:style-name="ce165" office:value-type="float" office:value="0.38" calcext:value-type="float">
            <text:p>0,38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52" calcext:value-type="float">
            <text:p>1,52</text:p>
          </table:table-cell>
          <table:table-cell table:style-name="ce147" office:value-type="float" office:value="1.62" calcext:value-type="float">
            <text:p>1,6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65" office:value-type="float" office:value="1.49" calcext:value-type="float">
            <text:p>1,49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04" calcext:value-type="float">
            <text:p>1,04</text:p>
          </table:table-cell>
          <table:table-cell table:style-name="ce148" office:value-type="float" office:value="1.14" calcext:value-type="float">
            <text:p>1,14</text:p>
          </table:table-cell>
          <table:table-cell table:style-name="ce148" office:value-type="float" office:value="1.3" calcext:value-type="float">
            <text:p>1,3</text:p>
          </table:table-cell>
          <table:table-cell table:style-name="ce148" office:value-type="float" office:value="1.48" calcext:value-type="float">
            <text:p>1,48</text:p>
          </table:table-cell>
          <table:table-cell table:style-name="ce166" office:value-type="float" office:value="1.11" calcext:value-type="float">
            <text:p>1,11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6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7 : Latéralité manuelle sur les trois latéralités (gestuelle, usuelle, psychosociale)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2.76" calcext:value-type="float">
            <text:p>2,76</text:p>
          </table:table-cell>
          <table:table-cell table:style-name="ce147" office:value-type="float" office:value="2.89" calcext:value-type="float">
            <text:p>2,89</text:p>
          </table:table-cell>
          <table:table-cell table:style-name="ce147" office:value-type="float" office:value="2.91" calcext:value-type="float">
            <text:p>2,91</text:p>
          </table:table-cell>
          <table:table-cell table:style-name="ce147" office:value-type="float" office:value="2.92" calcext:value-type="float">
            <text:p>2,92</text:p>
          </table:table-cell>
          <table:table-cell table:style-name="ce165" office:value-type="float" office:value="2.96" calcext:value-type="float">
            <text:p>2,9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47" office:value-type="float" office:value="0.64" calcext:value-type="float">
            <text:p>0,64</text:p>
          </table:table-cell>
          <table:table-cell table:style-name="ce147" office:value-type="float" office:value="0.68" calcext:value-type="float">
            <text:p>0,68</text:p>
          </table:table-cell>
          <table:table-cell table:style-name="ce147" office:value-type="float" office:value="0.67" calcext:value-type="float">
            <text:p>0,67</text:p>
          </table:table-cell>
          <table:table-cell table:style-name="ce165" office:value-type="float" office:value="0.65" calcext:value-type="float">
            <text:p>0,65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14" calcext:value-type="float">
            <text:p>2,14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47" office:value-type="float" office:value="2.23" calcext:value-type="float">
            <text:p>2,23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65" office:value-type="float" office:value="2.31" calcext:value-type="float">
            <text:p>2,31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52" calcext:value-type="float">
            <text:p>1,52</text:p>
          </table:table-cell>
          <table:table-cell table:style-name="ce148" office:value-type="float" office:value="1.61" calcext:value-type="float">
            <text:p>1,61</text:p>
          </table:table-cell>
          <table:table-cell table:style-name="ce148" office:value-type="float" office:value="1.55" calcext:value-type="float">
            <text:p>1,55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66" office:value-type="float" office:value="1.66" calcext:value-type="float">
            <text:p>1,66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7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 table:number-rows-repeated="104849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PRA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PRAXIES MANUEL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 : Qualité de la synchronisation des mouvements de l’épreuve de prono-supination bi-manuelle symétriqu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6" office:value-type="float" office:value="3.33" calcext:value-type="float">
            <text:p>3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2.83" calcext:value-type="float">
            <text:p>2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 : Durée à l’épreuve de prono-supination bi-manuelle symétriqu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3" calcext:value-type="float">
            <text:p>2,53</text:p>
          </table:table-cell>
          <table:table-cell table:style-name="ce220" office:value-type="float" office:value="2.88" calcext:value-type="float">
            <text:p>2,8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79" calcext:value-type="float">
            <text:p>0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3 : Epreuve de prono-supination bi-manuelle symétrique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6.82" calcext:value-type="float">
            <text:p>6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6.2" calcext:value-type="float">
            <text:p>6,2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78" calcext:value-type="float">
            <text:p>4,78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0.96" calcext:value-type="float">
            <text:p>0,9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6" calcext:value-type="float">
            <text:p>3,76</text:p>
          </table:table-cell>
          <table:table-cell table:style-name="ce220" office:value-type="float" office:value="4.32" calcext:value-type="float">
            <text:p>4,3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9" calcext:value-type="float">
            <text:p>2,69</text:p>
          </table:table-cell>
          <table:table-cell table:style-name="ce220" office:value-type="float" office:value="2.74" calcext:value-type="float">
            <text:p>2,74</text:p>
          </table:table-cell>
          <table:table-cell table:number-columns-repeated="2" table:style-name="ce220" office:value-type="float" office:value="3.38" calcext:value-type="float">
            <text:p>3,38</text:p>
          </table:table-cell>
          <table:table-cell table:style-name="ce226" office:value-type="float" office:value="3.69" calcext:value-type="float">
            <text:p>3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4 : Qualité de la synchronisation des mouvements de l’épreuve de prono-supination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3.86" calcext:value-type="float">
            <text:p>3,8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2.53" calcext:value-type="float">
            <text:p>2,53</text:p>
          </table:table-cell>
          <table:table-cell table:number-columns-repeated="2" table:style-name="ce220" office:value-type="float" office:value="2.95" calcext:value-type="float">
            <text:p>2,95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89" calcext:value-type="float">
            <text:p>1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5 : Durée à l’épreuve de prono-supination bi-manuelle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78" calcext:value-type="float">
            <text:p>2,7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08" calcext:value-type="float">
            <text:p>2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38" calcext:value-type="float">
            <text:p>1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7" calcext:value-type="float">
            <text:p>0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3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6 : Epreuve de prono-supination bi-manuelle asymétrique (qualité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0" office:value-type="float" office:value="6.33" calcext:value-type="float">
            <text:p>6,3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5.71" calcext:value-type="float">
            <text:p>5,71</text:p>
          </table:table-cell>
          <table:table-cell table:style-name="ce226" office:value-type="float" office:value="6.2" calcext:value-type="float">
            <text:p>6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36" calcext:value-type="float">
            <text:p>4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6" office:value-type="float" office:value="0.68" calcext:value-type="float">
            <text:p>0,6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5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7 : Epreuve de prono-supination bi-manuelles symétriques et asymétriqu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13.73" calcext:value-type="float">
            <text:p>13,73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6" office:value-type="float" office:value="14.49" calcext:value-type="float">
            <text:p>14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8.35" calcext:value-type="float">
            <text:p>8,35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1.47" calcext:value-type="float">
            <text:p>11,47</text:p>
          </table:table-cell>
          <table:table-cell table:style-name="ce220" office:value-type="float" office:value="11.56" calcext:value-type="float">
            <text:p>11,56</text:p>
          </table:table-cell>
          <table:table-cell table:style-name="ce226" office:value-type="float" office:value="12.23" calcext:value-type="float">
            <text:p>12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4" calcext:value-type="float">
            <text:p>9,4</text:p>
          </table:table-cell>
          <table:table-cell table:style-name="ce226" office:value-type="float" office:value="9.97" calcext:value-type="float">
            <text:p>9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6" office:value-type="float" office:value="2.26" calcext:value-type="float">
            <text:p>2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4.71" calcext:value-type="float">
            <text:p>4,71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26" office:value-type="float" office:value="7.71" calcext:value-type="float">
            <text:p>7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63" calcext:value-type="float">
            <text:p>3,63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0" office:value-type="float" office:value="5.08" calcext:value-type="float">
            <text:p>5,0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8—10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9" office:value-type="string" calcext:value-type="string">
            <text:p>1—11</text:p>
          </table:table-cell>
          <table:table-cell table:number-columns-repeated="2" table:style-name="ce223" office:value-type="string" calcext:value-type="string">
            <text:p>13—14</text:p>
          </table:table-cell>
          <table:table-cell table:style-name="ce228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8 : Durée de l’épreuve touche pouce-index pour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49" calcext:value-type="float">
            <text:p>4,4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22" calcext:value-type="float">
            <text:p>3,2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3.6" calcext:value-type="float">
            <text:p>3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88" calcext:value-type="float">
            <text:p>2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9 : Durée de l’épreuve touche pouce-index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6" office:value-type="float" office:value="3.47" calcext:value-type="float">
            <text:p>3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26" office:value-type="float" office:value="2.63" calcext:value-type="float">
            <text:p>2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0 : durée à l’épreuve touche pouce-index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01" calcext:value-type="float">
            <text:p>7,01</text:p>
          </table:table-cell>
          <table:table-cell table:style-name="ce220" office:value-type="float" office:value="7.27" calcext:value-type="float">
            <text:p>7,27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34" calcext:value-type="float">
            <text:p>5,34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6.6" calcext:value-type="float">
            <text:p>6,6</text:p>
          </table:table-cell>
          <table:table-cell table:style-name="ce220" office:value-type="float" office:value="7.25" calcext:value-type="float">
            <text:p>7,25</text:p>
          </table:table-cell>
          <table:table-cell table:style-name="ce226" office:value-type="float" office:value="7.47" calcext:value-type="float">
            <text:p>7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87" calcext:value-type="float">
            <text:p>3,87</text:p>
          </table:table-cell>
          <table:table-cell table:style-name="ce220" office:value-type="float" office:value="5.05" calcext:value-type="float">
            <text:p>5,05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6" office:value-type="float" office:value="6.23" calcext:value-type="float">
            <text:p>6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4.11" calcext:value-type="float">
            <text:p>4,11</text:p>
          </table:table-cell>
          <table:table-cell table:style-name="ce226" office:value-type="float" office:value="4.99" calcext:value-type="float">
            <text:p>4,9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3.75" calcext:value-type="float">
            <text:p>3,7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8</text:p>
          </table:table-cell>
          <table:table-cell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1 : qualité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44" calcext:value-type="float">
            <text:p>2,44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39" calcext:value-type="float">
            <text:p>2,39</text:p>
          </table:table-cell>
          <table:table-cell table:style-name="ce226" office:value-type="float" office:value="2.7" calcext:value-type="float">
            <text:p>2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2 : qualité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48" calcext:value-type="float">
            <text:p>2,48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65" calcext:value-type="float">
            <text:p>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2.09" calcext:value-type="float">
            <text:p>2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3 : durée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33" calcext:value-type="float">
            <text:p>3,33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6" office:value-type="float" office:value="2.68" calcext:value-type="float">
            <text:p>2,6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29" calcext:value-type="float">
            <text:p>1,29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29" calcext:value-type="float">
            <text:p>1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4 : durée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68" calcext:value-type="float">
            <text:p>4,68</text:p>
          </table:table-cell>
          <table:table-cell table:style-name="ce220" office:value-type="float" office:value="4.42" calcext:value-type="float">
            <text:p>4,42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6" office:value-type="float" office:value="5.09" calcext:value-type="float">
            <text:p>5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43" calcext:value-type="float">
            <text:p>3,43</text:p>
          </table:table-cell>
          <table:table-cell table:style-name="ce226" office:value-type="float" office:value="3.81" calcext:value-type="float">
            <text:p>3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2.33" calcext:value-type="float">
            <text:p>2,3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28" calcext:value-type="float">
            <text:p>1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25" calcext:value-type="float">
            <text:p>1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5 : Epreuve opposition du pouce aux doigts pour la main droit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97" calcext:value-type="float">
            <text:p>5,97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45" calcext:value-type="float">
            <text:p>6,45</text:p>
          </table:table-cell>
          <table:table-cell table:style-name="ce226" office:value-type="float" office:value="7.13" calcext:value-type="float">
            <text:p>7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1" calcext:value-type="float">
            <text:p>4,51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1" calcext:value-type="float">
            <text:p>4,1</text:p>
          </table:table-cell>
          <table:table-cell table:style-name="ce220" office:value-type="float" office:value="4.4" calcext:value-type="float">
            <text:p>4,4</text:p>
          </table:table-cell>
          <table:table-cell table:style-name="ce226" office:value-type="float" office:value="5.38" calcext:value-type="float">
            <text:p>5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2.3" calcext:value-type="float">
            <text:p>2,3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6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6 : Epreuve opposition du pouce aux doigts pour la main gauch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76" calcext:value-type="float">
            <text:p>5,76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6" office:value-type="float" office:value="6.97" calcext:value-type="float">
            <text:p>6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6" office:value-type="float" office:value="5.27" calcext:value-type="float">
            <text:p>5,2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66" calcext:value-type="float">
            <text:p>1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3.4" calcext:value-type="float">
            <text:p>3,4</text:p>
          </table:table-cell>
          <table:table-cell table:style-name="ce226" office:value-type="float" office:value="3.61" calcext:value-type="float">
            <text:p>3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4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7 : Epreuve opposition du pouce aux doigts pour les deux mains réunies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1.31" calcext:value-type="float">
            <text:p>11,31</text:p>
          </table:table-cell>
          <table:table-cell table:style-name="ce220" office:value-type="float" office:value="11.79" calcext:value-type="float">
            <text:p>11,79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1.75" calcext:value-type="float">
            <text:p>11,75</text:p>
          </table:table-cell>
          <table:table-cell table:style-name="ce226" office:value-type="float" office:value="13.71" calcext:value-type="float">
            <text:p>13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86" calcext:value-type="float">
            <text:p>8,86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6" office:value-type="float" office:value="10.65" calcext:value-type="float">
            <text:p>1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14" calcext:value-type="float">
            <text:p>6,14</text:p>
          </table:table-cell>
          <table:table-cell table:style-name="ce220" office:value-type="float" office:value="5.67" calcext:value-type="float">
            <text:p>5,67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6" office:value-type="float" office:value="7.59" calcext:value-type="float">
            <text:p>7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6" office:value-type="float" office:value="4.53" calcext:value-type="float">
            <text:p>4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7—10</text:p>
          </table:table-cell>
          <table:table-cell table:number-columns-repeated="2" table:style-name="ce224" office:value-type="string" calcext:value-type="string">
            <text:p>6—9</text:p>
          </table:table-cell>
          <table:table-cell table:style-name="ce224" office:value-type="string" calcext:value-type="string">
            <text:p>7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11—12</text:p>
          </table:table-cell>
          <table:table-cell table:number-columns-repeated="2" table:style-name="ce224" office:value-type="string" calcext:value-type="string">
            <text:p>10—12</text:p>
          </table:table-cell>
          <table:table-cell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3—14</text:p>
          </table:table-cell>
          <table:table-cell table:style-name="ce225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8 : Syncinésies controlatérales à l’épreuve opposition du pouce aux autres doigts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0" office:value-type="float" office:value="3.39" calcext:value-type="float">
            <text:p>3,39</text:p>
          </table:table-cell>
          <table:table-cell table:style-name="ce226" office:value-type="float" office:value="3.36" calcext:value-type="float">
            <text:p>3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26" calcext:value-type="float">
            <text:p>0,2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9 : Syncinésies controlatérales à l’épreuve opposition du pouce aux autres doigts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11" calcext:value-type="float">
            <text:p>2,11</text:p>
          </table:table-cell>
          <table:table-cell table:style-name="ce220" office:value-type="float" office:value="3.68" calcext:value-type="float">
            <text:p>3,68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2" calcext:value-type="float">
            <text:p>1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0.04" calcext:value-type="float">
            <text:p>0,0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0 : Syncinésies controlatér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27" calcext:value-type="float">
            <text:p>3,27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6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" calcext:value-type="float">
            <text:p>0,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8</text:p>
          </table:table-cell>
          <table:table-cell table:number-columns-repeated="2"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1 : Syncinésies bucco-faciales à l’épreuve opposition du pouce aux doigts de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5" calcext:value-type="float">
            <text:p>3,7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4" calcext:value-type="float">
            <text:p>3,24</text:p>
          </table:table-cell>
          <table:table-cell table:style-name="ce220" office:value-type="float" office:value="3.44" calcext:value-type="float">
            <text:p>3,44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6" office:value-type="float" office:value="3.26" calcext:value-type="float">
            <text:p>3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3" calcext:value-type="float">
            <text:p>2,73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6" office:value-type="float" office:value="2.28" calcext:value-type="float">
            <text:p>2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6" office:value-type="float" office:value="1.31" calcext:value-type="float">
            <text:p>1,3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2 : Syncinésies bucco-faciales à l’épreuve opposition du pouce aux doigts de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8" calcext:value-type="float">
            <text:p>3,7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6" calcext:value-type="float">
            <text:p>3,26</text:p>
          </table:table-cell>
          <table:table-cell table:number-columns-repeated="2" table:style-name="ce220" office:value-type="float" office:value="3.43" calcext:value-type="float">
            <text:p>3,43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6" office:value-type="float" office:value="3.4" calcext:value-type="float">
            <text:p>3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7" calcext:value-type="float">
            <text:p>2,7</text:p>
          </table:table-cell>
          <table:table-cell table:style-name="ce220" office:value-type="float" office:value="2.55" calcext:value-type="float">
            <text:p>2,55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2.22" calcext:value-type="float">
            <text:p>2,22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3 : Syncinésies bucco-faci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7.51" calcext:value-type="float">
            <text:p>7,5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" calcext:value-type="float">
            <text:p>6,5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6.83" calcext:value-type="float">
            <text:p>6,83</text:p>
          </table:table-cell>
          <table:table-cell table:style-name="ce226" office:value-type="float" office:value="6.66" calcext:value-type="float">
            <text:p>6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5.5" calcext:value-type="float">
            <text:p>5,5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5.36" calcext:value-type="float">
            <text:p>5,36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4.81" calcext:value-type="float">
            <text:p>4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5" calcext:value-type="float">
            <text:p>4,5</text:p>
          </table:table-cell>
          <table:table-cell table:style-name="ce220" office:value-type="float" office:value="3.97" calcext:value-type="float">
            <text:p>3,97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3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4 : Qualité et durée et syncinésies à l’épreuve opposition du pouce aux doigts pour la main droit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59" calcext:value-type="float">
            <text:p>11,59</text:p>
          </table:table-cell>
          <table:table-cell table:style-name="ce220" office:value-type="float" office:value="13.21" calcext:value-type="float">
            <text:p>13,21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0" office:value-type="float" office:value="14.92" calcext:value-type="float">
            <text:p>14,9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6" calcext:value-type="float">
            <text:p>10,16</text:p>
          </table:table-cell>
          <table:table-cell table:style-name="ce220" office:value-type="float" office:value="11.39" calcext:value-type="float">
            <text:p>11,39</text:p>
          </table:table-cell>
          <table:table-cell table:style-name="ce220" office:value-type="float" office:value="11.62" calcext:value-type="float">
            <text:p>11,62</text:p>
          </table:table-cell>
          <table:table-cell table:style-name="ce220" office:value-type="float" office:value="12.38" calcext:value-type="float">
            <text:p>12,38</text:p>
          </table:table-cell>
          <table:table-cell table:style-name="ce226" office:value-type="float" office:value="13.32" calcext:value-type="float">
            <text:p>1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9.57" calcext:value-type="float">
            <text:p>9,57</text:p>
          </table:table-cell>
          <table:table-cell table:style-name="ce220" office:value-type="float" office:value="9.09" calcext:value-type="float">
            <text:p>9,09</text:p>
          </table:table-cell>
          <table:table-cell table:style-name="ce220" office:value-type="float" office:value="9.85" calcext:value-type="float">
            <text:p>9,85</text:p>
          </table:table-cell>
          <table:table-cell table:style-name="ce226" office:value-type="float" office:value="10.75" calcext:value-type="float">
            <text:p>10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82" calcext:value-type="float">
            <text:p>1,82</text:p>
          </table:table-cell>
          <table:table-cell table:number-columns-repeated="2" table:style-name="ce220" office:value-type="float" office:value="2.53" calcext:value-type="float">
            <text:p>2,53</text:p>
          </table:table-cell>
          <table:table-cell table:style-name="ce226" office:value-type="float" office:value="2.57" calcext:value-type="float">
            <text:p>2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75" calcext:value-type="float">
            <text:p>7,75</text:p>
          </table:table-cell>
          <table:table-cell table:number-columns-repeated="2" table:style-name="ce220" office:value-type="float" office:value="7.32" calcext:value-type="float">
            <text:p>7,32</text:p>
          </table:table-cell>
          <table:table-cell table:style-name="ce226" office:value-type="float" office:value="8.18" calcext:value-type="float">
            <text:p>8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5.92" calcext:value-type="float">
            <text:p>5,92</text:p>
          </table:table-cell>
          <table:table-cell table:number-columns-repeated="2" table:style-name="ce220" office:value-type="float" office:value="4.78" calcext:value-type="float">
            <text:p>4,78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8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11—12</text:p>
          </table:table-cell>
          <table:table-cell table:style-name="ce225" office:value-type="string" calcext:value-type="string">
            <text:p>11_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20" office:value-type="float" office:value="13" calcext:value-type="float">
            <text:p>13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14—15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5 : Qualité et durée et syncinésies à l’épreuve opposition du pouce aux doigts pour la main gauch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2.96" calcext:value-type="float">
            <text:p>12,96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4.54" calcext:value-type="float">
            <text:p>14,5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9" calcext:value-type="float">
            <text:p>10,19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0" office:value-type="float" office:value="11.53" calcext:value-type="float">
            <text:p>11,53</text:p>
          </table:table-cell>
          <table:table-cell table:style-name="ce220" office:value-type="float" office:value="12.39" calcext:value-type="float">
            <text:p>12,39</text:p>
          </table:table-cell>
          <table:table-cell table:style-name="ce226" office:value-type="float" office:value="13.63" calcext:value-type="float">
            <text:p>1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08" calcext:value-type="float">
            <text:p>9,08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6" office:value-type="float" office:value="11.11" calcext:value-type="float">
            <text:p>1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15" calcext:value-type="float">
            <text:p>7,15</text:p>
          </table:table-cell>
          <table:table-cell table:style-name="ce220" office:value-type="float" office:value="7.34" calcext:value-type="float">
            <text:p>7,34</text:p>
          </table:table-cell>
          <table:table-cell table:style-name="ce220" office:value-type="float" office:value="6.63" calcext:value-type="float">
            <text:p>6,6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6" office:value-type="float" office:value="8.59" calcext:value-type="float">
            <text:p>8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46" calcext:value-type="float">
            <text:p>5,46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6" office:value-type="float" office:value="6.07" calcext:value-type="float">
            <text:p>6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8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0" office:value-type="float" office:value="9" calcext:value-type="float">
            <text:p>9</text:p>
          </table:table-cell>
          <table:table-cell table:style-name="ce226" office:value-type="float" office:value="9" calcext:value-type="float">
            <text:p>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9—10</text:p>
          </table:table-cell>
          <table:table-cell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18" office:value-type="string" calcext:value-type="string">
            <text:p>13—15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6 : Qualité et durée et syncinésies de l’épreuve opposition du pouce aux doigt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6" calcext:value-type="float">
            <text:p>22,6</text:p>
          </table:table-cell>
          <table:table-cell table:style-name="ce220" office:value-type="float" office:value="25.21" calcext:value-type="float">
            <text:p>25,21</text:p>
          </table:table-cell>
          <table:table-cell table:style-name="ce220" office:value-type="float" office:value="27.07" calcext:value-type="float">
            <text:p>27,07</text:p>
          </table:table-cell>
          <table:table-cell table:style-name="ce220" office:value-type="float" office:value="27.89" calcext:value-type="float">
            <text:p>27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2.62" calcext:value-type="float">
            <text:p>22,62</text:p>
          </table:table-cell>
          <table:table-cell table:style-name="ce220" office:value-type="float" office:value="23.99" calcext:value-type="float">
            <text:p>23,99</text:p>
          </table:table-cell>
          <table:table-cell table:style-name="ce226" office:value-type="float" office:value="26.5" calcext:value-type="float">
            <text:p>26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7.4" calcext:value-type="float">
            <text:p>17,4</text:p>
          </table:table-cell>
          <table:table-cell table:style-name="ce220" office:value-type="float" office:value="18.78" calcext:value-type="float">
            <text:p>18,78</text:p>
          </table:table-cell>
          <table:table-cell table:style-name="ce220" office:value-type="float" office:value="18.17" calcext:value-type="float">
            <text:p>18,17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6" office:value-type="float" office:value="21.86" calcext:value-type="float">
            <text:p>2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3.9" calcext:value-type="float">
            <text:p>3,9</text:p>
          </table:table-cell>
          <table:table-cell table:style-name="ce226" office:value-type="float" office:value="4.64" calcext:value-type="float">
            <text:p>4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8" calcext:value-type="float">
            <text:p>14,8</text:p>
          </table:table-cell>
          <table:table-cell table:style-name="ce220" office:value-type="float" office:value="15.56" calcext:value-type="float">
            <text:p>15,56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6" office:value-type="float" office:value="17.22" calcext:value-type="float">
            <text:p>17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2.2" calcext:value-type="float">
            <text:p>12,2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12.3" calcext:value-type="float">
            <text:p>12,3</text:p>
          </table:table-cell>
          <table:table-cell table:style-name="ce226" office:value-type="float" office:value="12.58" calcext:value-type="float">
            <text:p>12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5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6</text:p>
          </table:table-cell>
          <table:table-cell table:style-name="ce229" office:value-type="string" calcext:value-type="string">
            <text:p>0—1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6" calcext:value-type="float">
            <text:p>16</text:p>
          </table:table-cell>
          <table:table-cell table:style-name="ce218" office:value-type="string" calcext:value-type="string">
            <text:p>14—16</text:p>
          </table:table-cell>
          <table:table-cell table:style-name="ce218" office:value-type="string" calcext:value-type="string">
            <text:p>17—21</text:p>
          </table:table-cell>
          <table:table-cell table:style-name="ce225" office:value-type="string" calcext:value-type="string">
            <text:p>17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17—21</text:p>
          </table:table-cell>
          <table:table-cell table:style-name="ce218" office:value-type="string" calcext:value-type="string">
            <text:p>22—25</text:p>
          </table:table-cell>
          <table:table-cell table:style-name="ce225" office:value-type="string" calcext:value-type="string">
            <text:p>22—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22—25</text:p>
          </table:table-cell>
          <table:table-cell table:style-name="ce218" office:value-type="string" calcext:value-type="string">
            <text:p>26—30</text:p>
          </table:table-cell>
          <table:table-cell table:style-name="ce225" office:value-type="string" calcext:value-type="string">
            <text:p>26—3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26—30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7 : épreuves de praxies (prono-supination, touche pouce-index, opposition du pouce aux doigts),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40.16" calcext:value-type="float">
            <text:p>40,16</text:p>
          </table:table-cell>
          <table:table-cell table:style-name="ce220" office:value-type="float" office:value="45.07" calcext:value-type="float">
            <text:p>45,07</text:p>
          </table:table-cell>
          <table:table-cell table:style-name="ce220" office:value-type="float" office:value="45.65" calcext:value-type="float">
            <text:p>45,65</text:p>
          </table:table-cell>
          <table:table-cell table:style-name="ce226" office:value-type="float" office:value="49.22" calcext:value-type="float">
            <text:p>49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2.8" calcext:value-type="float">
            <text:p>32,8</text:p>
          </table:table-cell>
          <table:table-cell table:style-name="ce220" office:value-type="float" office:value="35.4" calcext:value-type="float">
            <text:p>35,4</text:p>
          </table:table-cell>
          <table:table-cell table:style-name="ce220" office:value-type="float" office:value="38.75" calcext:value-type="float">
            <text:p>38,75</text:p>
          </table:table-cell>
          <table:table-cell table:style-name="ce220" office:value-type="float" office:value="43.64" calcext:value-type="float">
            <text:p>43,64</text:p>
          </table:table-cell>
          <table:table-cell table:style-name="ce226" office:value-type="float" office:value="43.64" calcext:value-type="float">
            <text:p>43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7.6" calcext:value-type="float">
            <text:p>27,6</text:p>
          </table:table-cell>
          <table:table-cell table:style-name="ce220" office:value-type="float" office:value="30.64" calcext:value-type="float">
            <text:p>30,64</text:p>
          </table:table-cell>
          <table:table-cell table:style-name="ce220" office:value-type="float" office:value="32.43" calcext:value-type="float">
            <text:p>32,43</text:p>
          </table:table-cell>
          <table:table-cell table:style-name="ce220" office:value-type="float" office:value="35.17" calcext:value-type="float">
            <text:p>35,17</text:p>
          </table:table-cell>
          <table:table-cell table:style-name="ce226" office:value-type="float" office:value="38.06" calcext:value-type="float">
            <text:p>38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4.76" calcext:value-type="float">
            <text:p>4,76</text:p>
          </table:table-cell>
          <table:table-cell table:style-name="ce220" office:value-type="float" office:value="6.32" calcext:value-type="float">
            <text:p>6,3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6" office:value-type="float" office:value="5.58" calcext:value-type="float">
            <text:p>5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2.4" calcext:value-type="float">
            <text:p>22,4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1" calcext:value-type="float">
            <text:p>26,11</text:p>
          </table:table-cell>
          <table:table-cell table:style-name="ce220" office:value-type="float" office:value="29.93" calcext:value-type="float">
            <text:p>29,93</text:p>
          </table:table-cell>
          <table:table-cell table:style-name="ce226" office:value-type="float" office:value="32.48" calcext:value-type="float">
            <text:p>32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7.2" calcext:value-type="float">
            <text:p>17,2</text:p>
          </table:table-cell>
          <table:table-cell table:style-name="ce220" office:value-type="float" office:value="21.12" calcext:value-type="float">
            <text:p>21,12</text:p>
          </table:table-cell>
          <table:table-cell table:style-name="ce220" office:value-type="float" office:value="19.79" calcext:value-type="float">
            <text:p>19,79</text:p>
          </table:table-cell>
          <table:table-cell table:style-name="ce220" office:value-type="float" office:value="24.69" calcext:value-type="float">
            <text:p>24,69</text:p>
          </table:table-cell>
          <table:table-cell table:style-name="ce226" office:value-type="float" office:value="26.9" calcext:value-type="float">
            <text:p>26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2</text:p>
          </table:table-cell>
          <table:table-cell table:style-name="ce222" office:value-type="string" calcext:value-type="string">
            <text:p>0—25</text:p>
          </table:table-cell>
          <table:table-cell table:style-name="ce222" office:value-type="string" calcext:value-type="string">
            <text:p>0—26</text:p>
          </table:table-cell>
          <table:table-cell table:style-name="ce222" office:value-type="string" calcext:value-type="string">
            <text:p>0—29</text:p>
          </table:table-cell>
          <table:table-cell table:style-name="ce229" office:value-type="string" calcext:value-type="string">
            <text:p>0—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3—28</text:p>
          </table:table-cell>
          <table:table-cell table:style-name="ce218" office:value-type="string" calcext:value-type="string">
            <text:p>26—31</text:p>
          </table:table-cell>
          <table:table-cell table:style-name="ce218" office:value-type="string" calcext:value-type="string">
            <text:p>27—33</text:p>
          </table:table-cell>
          <table:table-cell table:style-name="ce218" office:value-type="string" calcext:value-type="string">
            <text:p>30—36</text:p>
          </table:table-cell>
          <table:table-cell table:style-name="ce225" office:value-type="string" calcext:value-type="string">
            <text:p>33—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29—33</text:p>
          </table:table-cell>
          <table:table-cell table:style-name="ce218" office:value-type="string" calcext:value-type="string">
            <text:p>32—36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1</text:p>
          </table:table-cell>
          <table:table-cell table:style-name="ce225" office:value-type="string" calcext:value-type="string">
            <text:p>39—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0</text:p>
          </table:table-cell>
          <table:table-cell table:style-name="ce218" office:value-type="string" calcext:value-type="string">
            <text:p>40—41</text:p>
          </table:table-cell>
          <table:table-cell table:style-name="ce218" office:value-type="string" calcext:value-type="string">
            <text:p>42—52</text:p>
          </table:table-cell>
          <table:table-cell table:style-name="ce225" office:value-type="string" calcext:value-type="string">
            <text:p>45—52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40—52</text:p>
          </table:table-cell>
          <table:table-cell table:style-name="ce223" office:value-type="string" calcext:value-type="string">
            <text:p>41—52</text:p>
          </table:table-cell>
          <table:table-cell table:style-name="ce223" office:value-type="string" calcext:value-type="string">
            <text:p>42—5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27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GNO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GNOSIES TACTI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1 : Gnosies tactiles digitales de la main droit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11" calcext:value-type="float">
            <text:p>0,11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0.51" calcext:value-type="float">
            <text:p>0,51</text:p>
          </table:table-cell>
          <table:table-cell table:style-name="ce231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2 : Gnosies tactiles digitales de la main gauch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64" calcext:value-type="float">
            <text:p>1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0.91" calcext:value-type="float">
            <text:p>0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16" calcext:value-type="float">
            <text:p>0,16</text:p>
          </table:table-cell>
          <table:table-cell table:style-name="ce221" office:value-type="float" office:value="0.39" calcext:value-type="float">
            <text:p>0,39</text:p>
          </table:table-cell>
          <table:table-cell table:style-name="ce221" office:value-type="float" office:value="0.34" calcext:value-type="float">
            <text:p>0,34</text:p>
          </table:table-cell>
          <table:table-cell table:style-name="ce231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3 : Note globale gnosies tactiles digitale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31" calcext:value-type="float">
            <text:p>3,31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6" office:value-type="float" office:value="1.26" calcext:value-type="float">
            <text:p>1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13" calcext:value-type="float">
            <text:p>2,13</text:p>
          </table:table-cell>
          <table:table-cell table:style-name="ce220" office:value-type="float" office:value="2.2" calcext:value-type="float">
            <text:p>2,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1.13" calcext:value-type="float">
            <text:p>1,13</text:p>
          </table:table-cell>
          <table:table-cell table:style-name="ce221" office:value-type="float" office:value="1.19" calcext:value-type="float">
            <text:p>1,19</text:p>
          </table:table-cell>
          <table:table-cell table:style-name="ce221" office:value-type="float" office:value="1.18" calcext:value-type="float">
            <text:p>1,18</text:p>
          </table:table-cell>
          <table:table-cell table:style-name="ce231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HAB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HABILTES OCULO-MANUEL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1 : Qualité + durée de l’épreuve de performance oculo-manuelle, main spontané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4" calcext:value-type="float">
            <text:p>5,24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5.12" calcext:value-type="float">
            <text:p>5,12</text:p>
          </table:table-cell>
          <table:table-cell table:style-name="ce220" office:value-type="float" office:value="5.49" calcext:value-type="float">
            <text:p>5,49</text:p>
          </table:table-cell>
          <table:table-cell table:style-name="ce220" office:value-type="float" office:value="5.7" calcext:value-type="float">
            <text:p>5,7</text:p>
          </table:table-cell>
          <table:table-cell table:style-name="ce226" office:value-type="float" office:value="5.63" calcext:value-type="float">
            <text:p>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62" calcext:value-type="float">
            <text:p>4,62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67" calcext:value-type="float">
            <text:p>3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1.63" calcext:value-type="float">
            <text:p>1,63</text:p>
          </table:table-cell>
          <table:table-cell table:style-name="ce221" office:value-type="float" office:value="1.76" calcext:value-type="float">
            <text:p>1,76</text:p>
          </table:table-cell>
          <table:table-cell table:style-name="ce221" office:value-type="float" office:value="2.47" calcext:value-type="float">
            <text:p>2,47</text:p>
          </table:table-cell>
          <table:table-cell table:style-name="ce231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1 bis 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2 : Qualité + durée de l’épreuve de performance oculo-manuelle, autre main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9" calcext:value-type="float">
            <text:p>5,09</text:p>
          </table:table-cell>
          <table:table-cell table:style-name="ce219" office:value-type="float" office:value="5.99" calcext:value-type="float">
            <text:p>5,99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0" office:value-type="float" office:value="5.52" calcext:value-type="float">
            <text:p>5,52</text:p>
          </table:table-cell>
          <table:table-cell table:style-name="ce226" office:value-type="float" office:value="5.5" calcext:value-type="float">
            <text:p>5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2" calcext:value-type="float">
            <text:p>4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9" calcext:value-type="float">
            <text:p>2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87" calcext:value-type="float">
            <text:p>0,87</text:p>
          </table:table-cell>
          <table:table-cell table:number-columns-repeated="2" table:style-name="ce221" office:value-type="float" office:value="1.49" calcext:value-type="float">
            <text:p>1,49</text:p>
          </table:table-cell>
          <table:table-cell table:style-name="ce221" office:value-type="float" office:value="1.53" calcext:value-type="float">
            <text:p>1,53</text:p>
          </table:table-cell>
          <table:table-cell table:style-name="ce231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2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3 : Qualité + durée de l’épreuve de performance oculo-manuelle, les deux mains réunie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9.79" calcext:value-type="float">
            <text:p>9,79</text:p>
          </table:table-cell>
          <table:table-cell table:style-name="ce219" office:value-type="float" office:value="11.76" calcext:value-type="float">
            <text:p>11,76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83" calcext:value-type="float">
            <text:p>7,83</text:p>
          </table:table-cell>
          <table:table-cell table:style-name="ce220" office:value-type="float" office:value="9.73" calcext:value-type="float">
            <text:p>9,73</text:p>
          </table:table-cell>
          <table:table-cell table:style-name="ce220" office:value-type="float" office:value="10.75" calcext:value-type="float">
            <text:p>10,75</text:p>
          </table:table-cell>
          <table:table-cell table:style-name="ce220" office:value-type="float" office:value="10.99" calcext:value-type="float">
            <text:p>10,99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7.69" calcext:value-type="float">
            <text:p>7,69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0" office:value-type="float" office:value="8.81" calcext:value-type="float">
            <text:p>8,81</text:p>
          </table:table-cell>
          <table:table-cell table:style-name="ce226" office:value-type="float" office:value="8.85" calcext:value-type="float">
            <text:p>8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5" calcext:value-type="float">
            <text:p>2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0" office:value-type="float" office:value="6.64" calcext:value-type="float">
            <text:p>6,64</text:p>
          </table:table-cell>
          <table:table-cell table:style-name="ce226" office:value-type="float" office:value="6.7" calcext:value-type="float">
            <text:p>6,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1.95" calcext:value-type="float">
            <text:p>1,95</text:p>
          </table:table-cell>
          <table:table-cell table:style-name="ce221" office:value-type="float" office:value="3.62" calcext:value-type="float">
            <text:p>3,62</text:p>
          </table:table-cell>
          <table:table-cell table:style-name="ce221" office:value-type="float" office:value="3.8" calcext:value-type="float">
            <text:p>3,8</text:p>
          </table:table-cell>
          <table:table-cell table:style-name="ce221" office:value-type="float" office:value="4.46" calcext:value-type="float">
            <text:p>4,46</text:p>
          </table:table-cell>
          <table:table-cell table:style-name="ce231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3</text:p>
          </table:table-cell>
          <table:table-cell table:style-name="ce218" office:value-type="string" calcext:value-type="string">
            <text:p>0—5</text:p>
          </table:table-cell>
          <table:table-cell table:number-columns-repeated="2" table:style-name="ce218" office:value-type="string" calcext:value-type="string">
            <text:p>0—6</text:p>
          </table:table-cell>
          <table:table-cell table:style-name="ce225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8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9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9—10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11—1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4 : Indice de dominance de latéralité pour l’épreuve performance oculo-manuell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19" office:value-type="float" office:value="0.4" calcext:value-type="float">
            <text:p>0,4</text:p>
          </table:table-cell>
          <table:table-cell table:style-name="ce219" office:value-type="float" office:value="0.32" calcext:value-type="float">
            <text:p>0,32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27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20" office:value-type="float" office:value="0.23" calcext:value-type="float">
            <text:p>0,23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9" calcext:value-type="float">
            <text:p>0,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2" table:style-name="ce220" office:value-type="float" office:value="0.1" calcext:value-type="float">
            <text:p>0,1</text:p>
          </table:table-cell>
          <table:table-cell table:style-name="ce226" office:value-type="float" office:value="0.12" calcext:value-type="float">
            <text:p>0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1" calcext:value-type="float">
            <text:p>0,21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6" office:value-type="float" office:value="0.17" calcext:value-type="float">
            <text:p>0,1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-0.19" calcext:value-type="float">
            <text:p>-0,19</text:p>
          </table:table-cell>
          <table:table-cell table:style-name="ce220" office:value-type="float" office:value="-0.11" calcext:value-type="float">
            <text:p>-0,11</text:p>
          </table:table-cell>
          <table:table-cell table:style-name="ce220" office:value-type="float" office:value="-0.12" calcext:value-type="float">
            <text:p>-0,12</text:p>
          </table:table-cell>
          <table:table-cell table:style-name="ce220" office:value-type="float" office:value="-0.07" calcext:value-type="float">
            <text:p>-0,07</text:p>
          </table:table-cell>
          <table:table-cell table:style-name="ce226" office:value-type="float" office:value="-0.05" calcext:value-type="float">
            <text:p>-0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-0.4" calcext:value-type="float">
            <text:p>-0,4</text:p>
          </table:table-cell>
          <table:table-cell table:style-name="ce221" office:value-type="float" office:value="-0.28" calcext:value-type="float">
            <text:p>-0,28</text:p>
          </table:table-cell>
          <table:table-cell table:style-name="ce221" office:value-type="float" office:value="-0.34" calcext:value-type="float">
            <text:p>-0,34</text:p>
          </table:table-cell>
          <table:table-cell table:style-name="ce221" office:value-type="float" office:value="-0.24" calcext:value-type="float">
            <text:p>-0,24</text:p>
          </table:table-cell>
          <table:table-cell table:style-name="ce231" office:value-type="float" office:value="-0.22" calcext:value-type="float">
            <text:p>-0,22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30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PA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ORIENTATION SPATIAL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 :Epreuve de désignation sur soi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82" calcext:value-type="float">
            <text:p>1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83" calcext:value-type="float">
            <text:p>0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PRA 2 : Epreuve de désignation sur soi, sur ordre à réaliser avec croisement de la ligne médiane (qualité + croisement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.93" calcext:value-type="float">
            <text:p>2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1—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3 : Connaissance D/G sur soi (désignation <text:s/>+ ordre à réaliser avec croisement de la ligne médian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99" calcext:value-type="float">
            <text:p>2,9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6" office:value-type="float" office:value="3.95" calcext:value-type="float">
            <text:p>3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93" calcext:value-type="float">
            <text:p>1,93</text:p>
          </table:table-cell>
          <table:table-cell table:number-columns-repeated="2" table:style-name="ce220" office:value-type="float" office:value="1.7" calcext:value-type="float">
            <text:p>1,7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77" calcext:value-type="float">
            <text:p>1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3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3"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4 : Epreuve de désignation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96" calcext:value-type="float">
            <text:p>1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0.85" calcext:value-type="float">
            <text:p>0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26" calcext:value-type="float">
            <text:p>0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5 : Epreuve d’imitation par rapport à autrui et croisement de la ligne médiane (qualité + croisement + réversibilité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4.39" calcext:value-type="float">
            <text:p>4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3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5</text:p>
          </table:table-cell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6 : Connaissance D/G sur autrui (désignation+ imitation par rapport à autrui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6" office:value-type="float" office:value="5.98" calcext:value-type="float">
            <text:p>5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4</text:p>
          </table:table-cell>
          <table:table-cell table:style-name="ce230" office:value-type="string" calcext:value-type="string">
            <text:p>2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4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5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5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7 : Connaissance D/G sur soi et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8.17" calcext:value-type="float">
            <text:p>8,17</text:p>
          </table:table-cell>
          <table:table-cell table:style-name="ce220" office:value-type="float" office:value="9.25" calcext:value-type="float">
            <text:p>9,25</text:p>
          </table:table-cell>
          <table:table-cell table:style-name="ce226" office:value-type="float" office:value="10.49" calcext:value-type="float">
            <text:p>1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6.39" calcext:value-type="float">
            <text:p>6,39</text:p>
          </table:table-cell>
          <table:table-cell table:style-name="ce226" office:value-type="float" office:value="7.92" calcext:value-type="float">
            <text:p>7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6" office:value-type="float" office:value="5.34" calcext:value-type="float">
            <text:p>5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2.77" calcext:value-type="float">
            <text:p>2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3—6</text:p>
          </table:table-cell>
          <table:table-cell table:style-name="ce224" office:value-type="string" calcext:value-type="string">
            <text:p>4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6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4—12</text:p>
          </table:table-cell>
          <table:table-cell table:style-name="ce288" office:value-type="string" calcext:value-type="string">
            <text:p>7—12</text:p>
          </table:table-cell>
          <table:table-cell table:style-name="ce288" office:value-type="string" calcext:value-type="string">
            <text:p>10—12</text:p>
          </table:table-cell>
          <table:table-cell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8 : Orientation par rapport à deux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6" office:value-type="float" office:value="0.31" calcext:value-type="float">
            <text:p>0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9 : Orientation par rapport à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6" calcext:value-type="float">
            <text:p>0,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2" calcext:value-type="float">
            <text:p>2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0 : Orientation par rapport à deux objets et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6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2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1 : Epreuve orientation par rapport à un plan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3</text:p>
          </table:table-cell>
          <table:table-cell table:number-columns-repeated="2" table:style-name="ce288" office:value-type="string" calcext:value-type="string">
            <text:p>2—3</text:p>
          </table:table-cell>
          <table:table-cell table:style-name="ce291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2 : Somme des épreuves orientation spatiale (sur soi, sur autrui, objets, plan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2" calcext:value-type="float">
            <text:p>7,12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6" office:value-type="float" office:value="15.59" calcext:value-type="float">
            <text:p>15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0" office:value-type="float" office:value="10.55" calcext:value-type="float">
            <text:p>10,55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6" office:value-type="float" office:value="12.67" calcext:value-type="float">
            <text:p>12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8.03" calcext:value-type="float">
            <text:p>8,03</text:p>
          </table:table-cell>
          <table:table-cell table:style-name="ce226" office:value-type="float" office:value="9.75" calcext:value-type="float">
            <text:p>9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2 bis 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9—12</text:p>
          </table:table-cell>
          <table:table-cell table:style-name="ce292" office:value-type="string" calcext:value-type="string">
            <text:p>1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3—19</text:p>
          </table:table-cell>
          <table:table-cell table:style-name="ce225" office:value-type="string" calcext:value-type="string">
            <text:p>14—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9" office:value-type="string" calcext:value-type="string">
            <text:p>1—4</text:p>
          </table:table-cell>
          <table:table-cell table:style-name="ce289" office:value-type="string" calcext:value-type="string">
            <text:p>1—9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4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RY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default-cell-style-name="ce233"/>
        <table:table-column table:style-name="co8" table:number-columns-repeated="5" table:default-cell-style-name="ce220"/>
        <table:table-column table:style-name="co8" table:default-cell-style-name="ce226"/>
        <table:table-row table:style-name="ro9">
          <table:table-cell table:style-name="ce215" office:value-type="string" calcext:value-type="string">
            <text:p><text:span text:style-name="T1">RYTHM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 : Qualité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9" calcext:value-type="float">
            <text:p>3,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2.37" calcext:value-type="float">
            <text:p>2,37</text:p>
          </table:table-cell>
          <table:table-cell office:value-type="float" office:value="3.18" calcext:value-type="float">
            <text:p>3,18</text:p>
          </table:table-cell>
          <table:table-cell office:value-type="float" office:value="3.01" calcext:value-type="float">
            <text:p>3,01</text:p>
          </table:table-cell>
          <table:table-cell office:value-type="float" office:value="3.17" calcext:value-type="float">
            <text:p>3,17</text:p>
          </table:table-cell>
          <table:table-cell office:value-type="float" office:value="3.18" calcext:value-type="float">
            <text:p>3,1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53" calcext:value-type="float">
            <text:p>1,53</text:p>
          </table:table-cell>
          <table:table-cell office:value-type="float" office:value="1.36" calcext:value-type="float">
            <text:p>1,3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84" calcext:value-type="float">
            <text:p>0,84</text:p>
          </table:table-cell>
          <table:table-cell office:value-type="float" office:value="1.82" calcext:value-type="float">
            <text:p>1,82</text:p>
          </table:table-cell>
          <table:table-cell office:value-type="float" office:value="1.55" calcext:value-type="float">
            <text:p>1,55</text:p>
          </table:table-cell>
          <table:table-cell office:value-type="float" office:value="1.77" calcext:value-type="float">
            <text:p>1,77</text:p>
          </table:table-cell>
          <table:table-cell office:value-type="float" office:value="1.83" calcext:value-type="float">
            <text:p>1,8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0.09" calcext:value-type="float">
            <text:p>0,09</text:p>
          </table:table-cell>
          <table:table-cell table:style-name="ce221" office:value-type="float" office:value="0.36" calcext:value-type="float">
            <text:p>0,36</text:p>
          </table:table-cell>
          <table:table-cell table:style-name="ce231" office:value-type="float" office:value="0.48" calcext:value-type="float">
            <text:p>0,48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 b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2 : Durée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style-name="ce222" office:value-type="string" calcext:value-type="string">
            <text:p>—</text:p>
          </table:table-cell>
          <table:table-cell table:style-name="ce219" office:value-type="float" office:value="3.83" calcext:value-type="float">
            <text:p>3,83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03" calcext:value-type="float">
            <text:p>3,03</text:p>
          </table:table-cell>
          <table:table-cell office:value-type="float" office:value="2.88" calcext:value-type="float">
            <text:p>2,88</text:p>
          </table:table-cell>
          <table:table-cell office:value-type="float" office:value="3.21" calcext:value-type="float">
            <text:p>3,21</text:p>
          </table:table-cell>
          <table:table-cell office:value-type="float" office:value="3.52" calcext:value-type="float">
            <text:p>3,52</text:p>
          </table:table-cell>
          <table:table-cell office:value-type="float" office:value="2.93" calcext:value-type="float">
            <text:p>2,9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office:value-type="float" office:value="2.18" calcext:value-type="float">
            <text:p>2,18</text:p>
          </table:table-cell>
          <table:table-cell office:value-type="float" office:value="2.48" calcext:value-type="float">
            <text:p>2,48</text:p>
          </table:table-cell>
          <table:table-cell office:value-type="float" office:value="1.73" calcext:value-type="float">
            <text:p>1,7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1.45" calcext:value-type="float">
            <text:p>1,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2" calcext:value-type="float">
            <text:p>0,02</text:p>
          </table:table-cell>
          <table:table-cell table:style-name="ce221" office:value-type="float" office:value="0.12" calcext:value-type="float">
            <text:p>0,12</text:p>
          </table:table-cell>
          <table:table-cell table:style-name="ce221" office:value-type="float" office:value="0.41" calcext:value-type="float">
            <text:p>0,41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2 b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3 : Tempo spontané (qualité + durée)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6.15" calcext:value-type="float">
            <text:p>6,15</text:p>
          </table:table-cell>
          <table:table-cell office:value-type="float" office:value="6.72" calcext:value-type="float">
            <text:p>6,72</text:p>
          </table:table-cell>
          <table:table-cell office:value-type="float" office:value="7.09" calcext:value-type="float">
            <text:p>7,09</text:p>
          </table:table-cell>
          <table:table-cell office:value-type="float" office:value="7.3" calcext:value-type="float">
            <text:p>7,3</text:p>
          </table:table-cell>
          <table:table-cell office:value-type="float" office:value="6.69" calcext:value-type="float">
            <text:p>6,6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4.26" calcext:value-type="float">
            <text:p>4,26</text:p>
          </table:table-cell>
          <table:table-cell office:value-type="float" office:value="5.1" calcext:value-type="float">
            <text:p>5,1</text:p>
          </table:table-cell>
          <table:table-cell office:value-type="float" office:value="5.19" calcext:value-type="float">
            <text:p>5,19</text:p>
          </table:table-cell>
          <table:table-cell office:value-type="float" office:value="5.65" calcext:value-type="float">
            <text:p>5,65</text:p>
          </table:table-cell>
          <table:table-cell office:value-type="float" office:value="4.9" calcext:value-type="float">
            <text:p>4,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9" calcext:value-type="float">
            <text:p>1,9</text:p>
          </table:table-cell>
          <table:table-cell office:value-type="float" office:value="1.62" calcext:value-type="float">
            <text:p>1,62</text:p>
          </table:table-cell>
          <table:table-cell office:value-type="float" office:value="1.9" calcext:value-type="float">
            <text:p>1,9</text:p>
          </table:table-cell>
          <table:table-cell office:value-type="float" office:value="1.65" calcext:value-type="float">
            <text:p>1,65</text:p>
          </table:table-cell>
          <table:table-cell office:value-type="float" office:value="1.79" calcext:value-type="float">
            <text:p>1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2.36" calcext:value-type="float">
            <text:p>2,36</text:p>
          </table:table-cell>
          <table:table-cell office:value-type="float" office:value="3.48" calcext:value-type="float">
            <text:p>3,48</text:p>
          </table:table-cell>
          <table:table-cell office:value-type="float" office:value="3.29" calcext:value-type="float">
            <text:p>3,29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,1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1.86" calcext:value-type="float">
            <text:p>1,86</text:p>
          </table:table-cell>
          <table:table-cell table:style-name="ce221" office:value-type="float" office:value="1.38" calcext:value-type="float">
            <text:p>1,38</text:p>
          </table:table-cell>
          <table:table-cell table:style-name="ce221" office:value-type="float" office:value="2.35" calcext:value-type="float">
            <text:p>2,35</text:p>
          </table:table-cell>
          <table:table-cell table:style-name="ce231" office:value-type="float" office:value="1.32" calcext:value-type="float">
            <text:p>1,32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3 bi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6</text:p>
          </table:table-cell>
          <table:table-cell office:value-type="float" office:value="7" calcext:value-type="float">
            <text:p>7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24" office:value-type="string" calcext:value-type="string">
            <text:p>7—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4 : Rythmes des main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7" calcext:value-type="float">
            <text:p>1,7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5" calcext:value-type="float">
            <text:p>1,0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9" calcext:value-type="float">
            <text:p>0,39</text:p>
          </table:table-cell>
          <table:table-cell office:value-type="float" office:value="1.26" calcext:value-type="float">
            <text:p>1,26</text:p>
          </table:table-cell>
          <table:table-cell office:value-type="float" office:value="1.54" calcext:value-type="float">
            <text:p>1,54</text:p>
          </table:table-cell>
          <table:table-cell office:value-type="float" office:value="1.73" calcext:value-type="float">
            <text:p>1,73</text:p>
          </table:table-cell>
          <table:table-cell office:value-type="float" office:value="1.77" calcext:value-type="float">
            <text:p>1,7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6" calcext:value-type="float">
            <text:p>0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46" calcext:value-type="float">
            <text:p>0,46</text:p>
          </table:table-cell>
          <table:table-cell office:value-type="float" office:value="0.82" calcext:value-type="float">
            <text:p>0,82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1" calcext:value-type="float">
            <text:p>0,1</text:p>
          </table:table-cell>
          <table:table-cell table:style-name="ce221" office:value-type="float" office:value="0.79" calcext:value-type="float">
            <text:p>0,79</text:p>
          </table:table-cell>
          <table:table-cell table:style-name="ce231" office:value-type="float" office:value="0.66" calcext:value-type="float">
            <text:p>0,6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4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5 : Rythmes des pied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8" calcext:value-type="float">
            <text:p>1,8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4" calcext:value-type="float">
            <text:p>0,44</text:p>
          </table:table-cell>
          <table:table-cell office:value-type="float" office:value="1.32" calcext:value-type="float">
            <text:p>1,3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76" calcext:value-type="float">
            <text:p>1,7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1" office:value-type="float" office:value="0.66" calcext:value-type="float">
            <text:p>0,66</text:p>
          </table:table-cell>
          <table:table-cell table:style-name="ce231" office:value-type="float" office:value="0.57" calcext:value-type="float">
            <text:p>0,5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5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6 : Rythme des mains et des pieds à l’adaptation aux rythmes auditivo-visuo-kinesthésique 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69" calcext:value-type="float">
            <text:p>1,6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8" calcext:value-type="float">
            <text:p>0,8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84" calcext:value-type="float">
            <text:p>1,84</text:p>
          </table:table-cell>
          <table:table-cell office:value-type="float" office:value="1.86" calcext:value-type="float">
            <text:p>1,8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21" calcext:value-type="float">
            <text:p>0,21</text:p>
          </table:table-cell>
          <table:table-cell table:style-name="ce221" office:value-type="float" office:value="1.04" calcext:value-type="float">
            <text:p>1,04</text:p>
          </table:table-cell>
          <table:table-cell table:style-name="ce231" office:value-type="float" office:value="0.91" calcext:value-type="float">
            <text:p>0,91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6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7 : Adaptation auditivo-visuo-kinesthésique (mains + pieds + mains et pieds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" calcext:value-type="float">
            <text:p>5,2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5.94" calcext:value-type="float">
            <text:p>5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63" calcext:value-type="float">
            <text:p>1,63</text:p>
          </table:table-cell>
          <table:table-cell office:value-type="float" office:value="3.99" calcext:value-type="float">
            <text:p>3,99</text:p>
          </table:table-cell>
          <table:table-cell office:value-type="float" office:value="4.57" calcext:value-type="float">
            <text:p>4,57</text:p>
          </table:table-cell>
          <table:table-cell office:value-type="float" office:value="5.33" calcext:value-type="float">
            <text:p>5,33</text:p>
          </table:table-cell>
          <table:table-cell office:value-type="float" office:value="5.39" calcext:value-type="float">
            <text:p>5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78" calcext:value-type="float">
            <text:p>1,78</text:p>
          </table:table-cell>
          <table:table-cell office:value-type="float" office:value="1.95" calcext:value-type="float">
            <text:p>1,95</text:p>
          </table:table-cell>
          <table:table-cell office:value-type="float" office:value="1.58" calcext:value-type="float">
            <text:p>1,58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.04" calcext:value-type="float">
            <text:p>2,04</text:p>
          </table:table-cell>
          <table:table-cell office:value-type="float" office:value="2.99" calcext:value-type="float">
            <text:p>2,99</text:p>
          </table:table-cell>
          <table:table-cell office:value-type="float" office:value="4.46" calcext:value-type="float">
            <text:p>4,46</text:p>
          </table:table-cell>
          <table:table-cell office:value-type="float" office:value="4.2" calcext:value-type="float">
            <text:p>4,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8" calcext:value-type="float">
            <text:p>0,08</text:p>
          </table:table-cell>
          <table:table-cell table:style-name="ce221" office:value-type="float" office:value="1.41" calcext:value-type="float">
            <text:p>1,41</text:p>
          </table:table-cell>
          <table:table-cell table:style-name="ce221" office:value-type="float" office:value="3.59" calcext:value-type="float">
            <text:p>3,59</text:p>
          </table:table-cell>
          <table:table-cell table:style-name="ce231" office:value-type="float" office:value="3" calcext:value-type="float">
            <text:p>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7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4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8 : Rythme frapp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1" calcext:value-type="float">
            <text:p>1,9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5" calcext:value-type="float">
            <text:p>1,25</text:p>
          </table:table-cell>
          <table:table-cell office:value-type="float" office:value="1.82" calcext:value-type="float">
            <text:p>1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9" calcext:value-type="float">
            <text:p>0,59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63" calcext:value-type="float">
            <text:p>1,6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68" calcext:value-type="float">
            <text:p>0,6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95" calcext:value-type="float">
            <text:p>0,9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26" calcext:value-type="float">
            <text:p>0,2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8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9 : P Rythme frapp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65" calcext:value-type="float">
            <text:p>1,6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7" calcext:value-type="float">
            <text:p>1,07</text:p>
          </table:table-cell>
          <table:table-cell office:value-type="float" office:value="1.54" calcext:value-type="float">
            <text:p>1,54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0.85" calcext:value-type="float">
            <text:p>0,8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3" calcext:value-type="float">
            <text:p>0,1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9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0 : Rythme frapp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39" calcext:value-type="float">
            <text:p>1,39</text:p>
          </table:table-cell>
          <table:table-cell office:value-type="float" office:value="1.81" calcext:value-type="float">
            <text:p>1,8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7" calcext:value-type="float">
            <text:p>0,7</text:p>
          </table:table-cell>
          <table:table-cell office:value-type="float" office:value="1.04" calcext:value-type="float">
            <text:p>1,04</text:p>
          </table:table-cell>
          <table:table-cell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4" calcext:value-type="float">
            <text:p>0,74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0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1 : Adaptation aux rythmes auditivo-perceptivo-moteurs pour l’ensemble des rythmes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3" calcext:value-type="float">
            <text:p>5,0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4.73" calcext:value-type="float">
            <text:p>4,73</text:p>
          </table:table-cell>
          <table:table-cell office:value-type="float" office:value="5.64" calcext:value-type="float">
            <text:p>5,64</text:p>
          </table:table-cell>
          <table:table-cell office:value-type="float" office:value="5.68" calcext:value-type="float">
            <text:p>5,68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" calcext:value-type="float">
            <text:p>1,8</text:p>
          </table:table-cell>
          <table:table-cell office:value-type="float" office:value="2.81" calcext:value-type="float">
            <text:p>2,81</text:p>
          </table:table-cell>
          <table:table-cell office:value-type="float" office:value="3.62" calcext:value-type="float">
            <text:p>3,62</text:p>
          </table:table-cell>
          <table:table-cell office:value-type="float" office:value="3.63" calcext:value-type="float">
            <text:p>3,63</text:p>
          </table:table-cell>
          <table:table-cell office:value-type="float" office:value="4.79" calcext:value-type="float">
            <text:p>4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62" calcext:value-type="float">
            <text:p>1,62</text:p>
          </table:table-cell>
          <table:table-cell office:value-type="float" office:value="1.93" calcext:value-type="float">
            <text:p>1,93</text:p>
          </table:table-cell>
          <table:table-cell office:value-type="float" office:value="2.01" calcext:value-type="float">
            <text:p>2,01</text:p>
          </table:table-cell>
          <table:table-cell office:value-type="float" office:value="2.05" calcext:value-type="float">
            <text:p>2,05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18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3.23" calcext:value-type="float">
            <text:p>3,2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1.67" calcext:value-type="float">
            <text:p>1,6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1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2—3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5—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2 : Rythme march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8" calcext:value-type="float">
            <text:p>1,9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6" calcext:value-type="float">
            <text:p>1,26</text:p>
          </table:table-cell>
          <table:table-cell office:value-type="float" office:value="1.61" calcext:value-type="float">
            <text:p>1,6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4" calcext:value-type="float">
            <text:p>0,54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2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3 : Rythme march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43" calcext:value-type="float">
            <text:p>1,4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0.88" calcext:value-type="float">
            <text:p>0,88</text:p>
          </table:table-cell>
          <table:table-cell office:value-type="float" office:value="1.38" calcext:value-type="float">
            <text:p>1,38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3" calcext:value-type="float">
            <text:p>0,33</text:p>
          </table:table-cell>
          <table:table-cell office:value-type="float" office:value="0.62" calcext:value-type="float">
            <text:p>0,62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13" calcext:value-type="float">
            <text:p>0,1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4" calcext:value-type="float">
            <text:p>0,64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3 bis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4 : Rythme march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5" calcext:value-type="float">
            <text:p>1,8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office:value-type="float" office:value="1.62" calcext:value-type="float">
            <text:p>1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2" calcext:value-type="float">
            <text:p>1,4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62" calcext:value-type="float">
            <text:p>0,6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4 bis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5 : Adaptation aux rythmes auditivo-perceptivo-moteurs pour l’ensemble des rythmes march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4.29" calcext:value-type="float">
            <text:p>4,29</text:p>
          </table:table-cell>
          <table:table-cell table:style-name="ce219" office:value-type="float" office:value="5.72" calcext:value-type="float">
            <text:p>5,72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2.81" calcext:value-type="float">
            <text:p>2,81</text:p>
          </table:table-cell>
          <table:table-cell office:value-type="float" office:value="3.99" calcext:value-type="float">
            <text:p>3,99</text:p>
          </table:table-cell>
          <table:table-cell office:value-type="float" office:value="5.42" calcext:value-type="float">
            <text:p>5,42</text:p>
          </table:table-cell>
          <table:table-cell office:value-type="float" office:value="5.44" calcext:value-type="float">
            <text:p>5,44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33" calcext:value-type="float">
            <text:p>1,33</text:p>
          </table:table-cell>
          <table:table-cell office:value-type="float" office:value="2.25" calcext:value-type="float">
            <text:p>2,25</text:p>
          </table:table-cell>
          <table:table-cell office:value-type="float" office:value="3.37" calcext:value-type="float">
            <text:p>3,37</text:p>
          </table:table-cell>
          <table:table-cell office:value-type="float" office:value="3.28" calcext:value-type="float">
            <text:p>3,28</text:p>
          </table:table-cell>
          <table:table-cell office:value-type="float" office:value="4.27" calcext:value-type="float">
            <text:p>4,2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48" calcext:value-type="float">
            <text:p>1,48</text:p>
          </table:table-cell>
          <table:table-cell office:value-type="float" office:value="1.73" calcext:value-type="float">
            <text:p>1,73</text:p>
          </table:table-cell>
          <table:table-cell office:value-type="float" office:value="2.05" calcext:value-type="float">
            <text:p>2,05</text:p>
          </table:table-cell>
          <table:table-cell office:value-type="float" office:value="2.16" calcext:value-type="float">
            <text:p>2,16</text:p>
          </table:table-cell>
          <table:table-cell office:value-type="float" office:value="2.06" calcext:value-type="float">
            <text:p>2,0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2.22" calcext:value-type="float">
            <text:p>2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6" calcext:value-type="float">
            <text:p>0,1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5 bis 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6 : Adaptation aux rythmes auditivo-perceptivo-moteurs pour l’ensemble des rythmes marchés et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8.58" calcext:value-type="float">
            <text:p>8,58</text:p>
          </table:table-cell>
          <table:table-cell table:style-name="ce219" office:value-type="float" office:value="11.47" calcext:value-type="float">
            <text:p>11,47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5.86" calcext:value-type="float">
            <text:p>5,86</text:p>
          </table:table-cell>
          <table:table-cell office:value-type="float" office:value="8.27" calcext:value-type="float">
            <text:p>8,27</text:p>
          </table:table-cell>
          <table:table-cell office:value-type="float" office:value="10.63" calcext:value-type="float">
            <text:p>10,63</text:p>
          </table:table-cell>
          <table:table-cell office:value-type="float" office:value="10.59" calcext:value-type="float">
            <text:p>10,5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6.99" calcext:value-type="float">
            <text:p>6,99</text:p>
          </table:table-cell>
          <table:table-cell office:value-type="float" office:value="6.92" calcext:value-type="float">
            <text:p>6,92</text:p>
          </table:table-cell>
          <table:table-cell office:value-type="float" office:value="9.07" calcext:value-type="float">
            <text:p>9,0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2.73" calcext:value-type="float">
            <text:p>2,73</text:p>
          </table:table-cell>
          <table:table-cell office:value-type="float" office:value="3.21" calcext:value-type="float">
            <text:p>3,21</text:p>
          </table:table-cell>
          <table:table-cell office:value-type="float" office:value="3.63" calcext:value-type="float">
            <text:p>3,63</text:p>
          </table:table-cell>
          <table:table-cell office:value-type="float" office:value="3.67" calcext:value-type="float">
            <text:p>3,67</text:p>
          </table:table-cell>
          <table:table-cell office:value-type="float" office:value="3.25" calcext:value-type="float">
            <text:p>3,2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4" calcext:value-type="float">
            <text:p>0,4</text:p>
          </table:table-cell>
          <table:table-cell office:value-type="float" office:value="1.85" calcext:value-type="float">
            <text:p>1,85</text:p>
          </table:table-cell>
          <table:table-cell office:value-type="float" office:value="3.36" calcext:value-type="float">
            <text:p>3,36</text:p>
          </table:table-cell>
          <table:table-cell office:value-type="float" office:value="3.24" calcext:value-type="float">
            <text:p>3,24</text:p>
          </table:table-cell>
          <table:table-cell office:value-type="float" office:value="5.81" calcext:value-type="float">
            <text:p>5,8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2.56" calcext:value-type="float">
            <text:p>2,56</text:p>
          </table:table-cell>
        </table:table-row>
        <table:table-row table:style-name="ro7">
          <table:table-cell table:style-name="ce293" office:value-type="string" calcext:value-type="string" table:number-columns-spanned="1" table:number-rows-spanned="5">
            <text:p>RYT 16 b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5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1—3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style-name="ce230" office:value-type="string" calcext:value-type="string">
            <text:p>6—10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11—1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1—1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</table:table>
      <table:table table:name="AT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9" table:default-cell-style-name="DATA"/>
        <table:table-column table:style-name="co6" table:number-columns-repeated="63" table:default-cell-style-name="DATA"/>
        <table:table-row table:style-name="ro11">
          <table:table-cell table:style-name="ce294" office:value-type="string" calcext:value-type="string">
            <text:p><text:span text:style-name="T1">ATTENTION AUDITIVE</text:span></text:p>
          </table:table-cell>
          <table:table-cell table:style-name="ce294"/>
          <table:table-cell table:style-name="ce294" office:value-type="string" calcext:value-type="string">
            <text:p><text:span text:style-name="T1">GROUPE 1 : 4 ans à 4 ans 9 mois</text:span></text:p>
          </table:table-cell>
          <table:table-cell table:style-name="ce294" office:value-type="string" calcext:value-type="string">
            <text:p><text:span text:style-name="T1">GROUPE 2 : 4 ans 10 mois à 5 ans 8 mois</text:span></text:p>
          </table:table-cell>
          <table:table-cell table:style-name="ce294" office:value-type="string" calcext:value-type="string">
            <text:p><text:span text:style-name="T1">GROUPE 3 : 5 ans 9 mois à 6 ans 6 mois </text:span></text:p>
          </table:table-cell>
          <table:table-cell table:style-name="ce294" office:value-type="string" calcext:value-type="string">
            <text:p><text:span text:style-name="T1">GROUPE 4 : 6 ans 7 mois à 7 ans 5 mois</text:span></text:p>
          </table:table-cell>
          <table:table-cell table:style-name="ce294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1 : Qualité de l’épreuve de frappe 1-2</text:p>
          </table:table-cell>
          <table:table-cell table:style-name="ce218" office:value-type="string" calcext:value-type="string">
            <text:p>+ 2 DS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2 : Durée à l’épreuve de frappe 1-2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1" calcext:value-type="float">
            <text:p>3,3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27" calcext:value-type="float">
            <text:p>2,27</text:p>
          </table:table-cell>
          <table:table-cell table:style-name="ce220" office:value-type="float" office:value="2.55" calcext:value-type="float">
            <text:p>2,5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76" calcext:value-type="float">
            <text:p>0,7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32" calcext:value-type="float">
            <text:p>0,32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3 : Epreuve de frappes 1-2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14" calcext:value-type="float">
            <text:p>5,14</text:p>
          </table:table-cell>
          <table:table-cell table:style-name="ce220" office:value-type="float" office:value="5.88" calcext:value-type="float">
            <text:p>5,88</text:p>
          </table:table-cell>
          <table:table-cell table:style-name="ce220" office:value-type="float" office:value="6.69" calcext:value-type="float">
            <text:p>6,6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3.8" calcext:value-type="float">
            <text:p>3,8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0" office:value-type="float" office:value="5.38" calcext:value-type="float">
            <text:p>5,38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6.05" calcext:value-type="float">
            <text:p>6,0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66" calcext:value-type="float">
            <text:p>4,6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76" calcext:value-type="float">
            <text:p>2,76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27" calcext:value-type="float">
            <text:p>3,2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3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20"/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70">
          <table:table-cell table:style-name="ce290" table:number-columns-repeated="7"/>
          <table:table-cell table:number-columns-repeated="57"/>
        </table:table-row>
        <table:table-row table:style-name="ro7" table:number-rows-repeated="104837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-</number:text>
      <number:month/>
    </number:date-style>
    <number:date-style style:name="N145">
      <number:month/>
      <number:text>-</number:text>
      <number:year/>
    </number:date-style>
    <style:style style:name="Default" style:family="table-cell">
      <style:table-cell-properties fo:background-color="transparent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Result_20__28_user_29_" style:display-name="Result (user)" style:family="table-cell" style:hidden="true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TENT" style:family="table-cell" style:parent-style-name="Default">
      <style:table-cell-properties fo:background-color="#e0e0e0"/>
      <style:text-properties style:font-name="Calibri" fo:font-family="Calibri" style:font-style-name="Normal" style:font-family-generic="swiss" style:font-pitch="variable"/>
    </style:style>
    <style:style style:name="Age" style:family="table-cell" style:parent-style-name="CONTENT">
      <style:table-cell-properties fo:background-color="#999999" style:text-align-source="fix" style:repeat-content="false" style:vertical-align="middle"/>
      <style:paragraph-properties fo:text-align="center"/>
      <style:text-properties fo:font-size="10pt"/>
    </style:style>
    <style:style style:name="cat1" style:family="table-cell" style:parent-style-name="Age">
      <style:table-cell-properties fo:background-color="#fff176"/>
    </style:style>
    <style:style style:name="cat2" style:family="table-cell" style:parent-style-name="Age">
      <style:table-cell-properties fo:background-color="#aed581"/>
    </style:style>
    <style:style style:name="cat3" style:family="table-cell" style:parent-style-name="Age">
      <style:table-cell-properties fo:background-color="#4db6ac" style:diagonal-bl-tr="none" style:diagonal-tl-br="none"/>
    </style:style>
    <style:style style:name="cat4" style:family="table-cell" style:parent-style-name="Age">
      <style:table-cell-properties fo:background-color="#4fc3f7"/>
    </style:style>
    <style:style style:name="cat5" style:family="table-cell" style:parent-style-name="Age">
      <style:table-cell-properties fo:background-color="#7986cb"/>
    </style:style>
    <style:style style:name="BAD" style:family="table-cell" style:parent-style-name="Age">
      <style:table-cell-properties fo:background-color="#e53935"/>
    </style:style>
    <style:style style:name="EcartTyp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ECmoins2" style:family="table-cell" style:parent-style-name="EcartTypes">
      <style:table-cell-properties fo:background-color="#ef9a9a"/>
    </style:style>
    <style:style style:name="ECmoins1" style:family="table-cell" style:parent-style-name="EcartTypes">
      <style:table-cell-properties fo:background-color="#ffcc80"/>
    </style:style>
    <style:style style:name="ECMoy" style:family="table-cell" style:parent-style-name="EcartTypes">
      <style:table-cell-properties fo:background-color="#a5d6a7"/>
    </style:style>
    <style:style style:name="ECplus1" style:family="table-cell" style:parent-style-name="EcartTypes">
      <style:table-cell-properties fo:background-color="#4db6ac"/>
    </style:style>
    <style:style style:name="ECplus2" style:family="table-cell" style:parent-style-name="EcartTypes">
      <style:table-cell-properties fo:background-color="#80cbc4"/>
    </style:style>
    <style:style style:name="ECbad" style:family="table-cell" style:parent-style-name="EcartTypes">
      <style:table-cell-properties fo:background-color="#e57373"/>
    </style:style>
    <style:style style:name="class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classe1" style:family="table-cell" style:parent-style-name="classes">
      <style:table-cell-properties fo:background-color="#ef9a9a"/>
    </style:style>
    <style:style style:name="classe2" style:family="table-cell" style:parent-style-name="classes">
      <style:table-cell-properties fo:background-color="#ffcc80"/>
    </style:style>
    <style:style style:name="classe3" style:family="table-cell" style:parent-style-name="classes">
      <style:table-cell-properties fo:background-color="#a5d6a7"/>
    </style:style>
    <style:style style:name="classe4" style:family="table-cell" style:parent-style-name="classes">
      <style:table-cell-properties fo:background-color="#80deea"/>
    </style:style>
    <style:style style:name="classe5" style:family="table-cell" style:parent-style-name="classes">
      <style:table-cell-properties fo:background-color="#90caf9"/>
    </style:style>
    <style:style style:name="classeBAD" style:family="table-cell" style:parent-style-name="classes">
      <style:table-cell-properties fo:background-color="#e0e0e0"/>
    </style:style>
    <style:style style:name="userInput" style:family="table-cell" style:parent-style-name="CONTENT">
      <style:table-cell-properties fo:background-color="#e3f2fd" style:cell-protect="none" style:print-content="true" style:text-align-source="fix" style:repeat-content="false" style:vertical-align="middle"/>
      <style:paragraph-properties fo:text-align="center"/>
    </style:style>
    <style:style style:name="Headerz" style:family="table-cell" style:parent-style-name="CONTENT">
      <style:table-cell-properties fo:background-color="#e0e0e0"/>
      <style:text-properties fo:font-size="14pt" fo:font-weight="bold"/>
    </style:style>
    <style:style style:name="HeaderzSub" style:family="table-cell" style:parent-style-name="CONTENT">
      <style:table-cell-properties style:diagonal-bl-tr="none" style:diagonal-tl-br="none"/>
      <style:text-properties fo:font-size="12pt" fo:font-weight="bold"/>
    </style:style>
    <style:style style:name="DATA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family="Calibri" style:font-style-name="Normal" style:font-family-generic="swiss" style:font-pitch="variabl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4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1:25:03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11:28:43.454000000</meta:creation-date>
    <dc:date>2020-12-16T12:07:52.886000000</dc:date>
    <meta:editing-duration>PT2H34M</meta:editing-duration>
    <meta:editing-cycles>29</meta:editing-cycles>
    <meta:generator>LibreOffice/6.3.4.2$Windows_X86_64 LibreOffice_project/60da17e045e08f1793c57c00ba83cdfce946d0aa</meta:generator>
    <meta:document-statistic meta:table-count="10" meta:cell-count="11611" meta:object-count="0"/>
  </office:meta>
</office:document-meta>
</file>